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9.01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utorial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chrom</text:p>
          </table:table-cell>
          <table:table-cell office:value-type="string" calcext:value-type="string">
            <text:p>chromStart</text:p>
          </table:table-cell>
          <table:table-cell office:value-type="string" calcext:value-type="string">
            <text:p>chromE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093" calcext:value-type="float">
            <text:p>201338093</text:p>
          </table:table-cell>
          <table:table-cell office:value-type="float" office:value="201338094" calcext:value-type="float">
            <text:p>201338094</text:p>
          </table:table-cell>
          <table:table-cell office:value-type="string" calcext:value-type="string">
            <text:p>rs13801755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106" calcext:value-type="float">
            <text:p>201338106</text:p>
          </table:table-cell>
          <table:table-cell office:value-type="float" office:value="201338107" calcext:value-type="float">
            <text:p>201338107</text:p>
          </table:table-cell>
          <table:table-cell office:value-type="string" calcext:value-type="string">
            <text:p>rs168484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135" calcext:value-type="float">
            <text:p>201338135</text:p>
          </table:table-cell>
          <table:table-cell office:value-type="float" office:value="201338136" calcext:value-type="float">
            <text:p>201338136</text:p>
          </table:table-cell>
          <table:table-cell office:value-type="string" calcext:value-type="string">
            <text:p>rs3762605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193" calcext:value-type="float">
            <text:p>201338193</text:p>
          </table:table-cell>
          <table:table-cell office:value-type="float" office:value="201338194" calcext:value-type="float">
            <text:p>201338194</text:p>
          </table:table-cell>
          <table:table-cell office:value-type="string" calcext:value-type="string">
            <text:p>rs74185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208" calcext:value-type="float">
            <text:p>201338208</text:p>
          </table:table-cell>
          <table:table-cell office:value-type="float" office:value="201338209" calcext:value-type="float">
            <text:p>201338209</text:p>
          </table:table-cell>
          <table:table-cell office:value-type="string" calcext:value-type="string">
            <text:p>rs1426856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419" calcext:value-type="float">
            <text:p>201338419</text:p>
          </table:table-cell>
          <table:table-cell office:value-type="float" office:value="201338420" calcext:value-type="float">
            <text:p>201338420</text:p>
          </table:table-cell>
          <table:table-cell office:value-type="string" calcext:value-type="string">
            <text:p>rs7808938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424" calcext:value-type="float">
            <text:p>201338424</text:p>
          </table:table-cell>
          <table:table-cell office:value-type="float" office:value="201338425" calcext:value-type="float">
            <text:p>201338425</text:p>
          </table:table-cell>
          <table:table-cell office:value-type="string" calcext:value-type="string">
            <text:p>rs3733380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436" calcext:value-type="float">
            <text:p>201338436</text:p>
          </table:table-cell>
          <table:table-cell office:value-type="float" office:value="201338437" calcext:value-type="float">
            <text:p>201338437</text:p>
          </table:table-cell>
          <table:table-cell office:value-type="string" calcext:value-type="string">
            <text:p>rs1161456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486" calcext:value-type="float">
            <text:p>201338486</text:p>
          </table:table-cell>
          <table:table-cell office:value-type="float" office:value="201338487" calcext:value-type="float">
            <text:p>201338487</text:p>
          </table:table-cell>
          <table:table-cell office:value-type="string" calcext:value-type="string">
            <text:p>rs1819919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525" calcext:value-type="float">
            <text:p>201338525</text:p>
          </table:table-cell>
          <table:table-cell office:value-type="float" office:value="201338526" calcext:value-type="float">
            <text:p>201338526</text:p>
          </table:table-cell>
          <table:table-cell office:value-type="string" calcext:value-type="string">
            <text:p>rs7586165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552" calcext:value-type="float">
            <text:p>201338552</text:p>
          </table:table-cell>
          <table:table-cell office:value-type="float" office:value="201338553" calcext:value-type="float">
            <text:p>201338553</text:p>
          </table:table-cell>
          <table:table-cell office:value-type="string" calcext:value-type="string">
            <text:p>rs108007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576" calcext:value-type="float">
            <text:p>201338576</text:p>
          </table:table-cell>
          <table:table-cell office:value-type="float" office:value="201338577" calcext:value-type="float">
            <text:p>201338577</text:p>
          </table:table-cell>
          <table:table-cell office:value-type="string" calcext:value-type="string">
            <text:p>rs11664047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585" calcext:value-type="float">
            <text:p>201338585</text:p>
          </table:table-cell>
          <table:table-cell office:value-type="float" office:value="201338586" calcext:value-type="float">
            <text:p>201338586</text:p>
          </table:table-cell>
          <table:table-cell office:value-type="string" calcext:value-type="string">
            <text:p>rs1092018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679" calcext:value-type="float">
            <text:p>201338679</text:p>
          </table:table-cell>
          <table:table-cell office:value-type="float" office:value="201338680" calcext:value-type="float">
            <text:p>201338680</text:p>
          </table:table-cell>
          <table:table-cell office:value-type="string" calcext:value-type="string">
            <text:p>rs1204866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687" calcext:value-type="float">
            <text:p>201338687</text:p>
          </table:table-cell>
          <table:table-cell office:value-type="float" office:value="201338688" calcext:value-type="float">
            <text:p>201338688</text:p>
          </table:table-cell>
          <table:table-cell office:value-type="string" calcext:value-type="string">
            <text:p>rs1382525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38753" calcext:value-type="float">
            <text:p>201338753</text:p>
          </table:table-cell>
          <table:table-cell office:value-type="string" calcext:value-type="string">
            <text:p>rs5780081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790" calcext:value-type="float">
            <text:p>201338790</text:p>
          </table:table-cell>
          <table:table-cell office:value-type="float" office:value="201338791" calcext:value-type="float">
            <text:p>201338791</text:p>
          </table:table-cell>
          <table:table-cell office:value-type="string" calcext:value-type="string">
            <text:p>rs446524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792" calcext:value-type="float">
            <text:p>201338792</text:p>
          </table:table-cell>
          <table:table-cell office:value-type="float" office:value="201338793" calcext:value-type="float">
            <text:p>201338793</text:p>
          </table:table-cell>
          <table:table-cell office:value-type="string" calcext:value-type="string">
            <text:p>rs43413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829" calcext:value-type="float">
            <text:p>201338829</text:p>
          </table:table-cell>
          <table:table-cell office:value-type="float" office:value="201338830" calcext:value-type="float">
            <text:p>201338830</text:p>
          </table:table-cell>
          <table:table-cell office:value-type="string" calcext:value-type="string">
            <text:p>rs18653299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38863" calcext:value-type="float">
            <text:p>201338863</text:p>
          </table:table-cell>
          <table:table-cell office:value-type="string" calcext:value-type="string">
            <text:p>rs5780080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895" calcext:value-type="float">
            <text:p>201338895</text:p>
          </table:table-cell>
          <table:table-cell office:value-type="float" office:value="201338896" calcext:value-type="float">
            <text:p>201338896</text:p>
          </table:table-cell>
          <table:table-cell office:value-type="string" calcext:value-type="string">
            <text:p>rs1092018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24" calcext:value-type="float">
            <text:p>201338924</text:p>
          </table:table-cell>
          <table:table-cell office:value-type="float" office:value="201338925" calcext:value-type="float">
            <text:p>201338925</text:p>
          </table:table-cell>
          <table:table-cell office:value-type="string" calcext:value-type="string">
            <text:p>rs3687946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31" calcext:value-type="float">
            <text:p>201338931</text:p>
          </table:table-cell>
          <table:table-cell office:value-type="float" office:value="201338932" calcext:value-type="float">
            <text:p>201338932</text:p>
          </table:table-cell>
          <table:table-cell office:value-type="string" calcext:value-type="string">
            <text:p>rs3746281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43" calcext:value-type="float">
            <text:p>201338943</text:p>
          </table:table-cell>
          <table:table-cell office:value-type="float" office:value="201338944" calcext:value-type="float">
            <text:p>201338944</text:p>
          </table:table-cell>
          <table:table-cell office:value-type="string" calcext:value-type="string">
            <text:p>rs37747435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,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56" calcext:value-type="float">
            <text:p>201338956</text:p>
          </table:table-cell>
          <table:table-cell office:value-type="float" office:value="201338957" calcext:value-type="float">
            <text:p>201338957</text:p>
          </table:table-cell>
          <table:table-cell office:value-type="string" calcext:value-type="string">
            <text:p>rs37089566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ding-synon,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75" calcext:value-type="float">
            <text:p>201338975</text:p>
          </table:table-cell>
          <table:table-cell office:value-type="float" office:value="201338976" calcext:value-type="float">
            <text:p>201338976</text:p>
          </table:table-cell>
          <table:table-cell office:value-type="string" calcext:value-type="string">
            <text:p>rs200153031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80" calcext:value-type="float">
            <text:p>201338980</text:p>
          </table:table-cell>
          <table:table-cell office:value-type="float" office:value="201338981" calcext:value-type="float">
            <text:p>201338981</text:p>
          </table:table-cell>
          <table:table-cell office:value-type="string" calcext:value-type="string">
            <text:p>rs1158058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83" calcext:value-type="float">
            <text:p>201338983</text:p>
          </table:table-cell>
          <table:table-cell office:value-type="float" office:value="201338984" calcext:value-type="float">
            <text:p>201338984</text:p>
          </table:table-cell>
          <table:table-cell office:value-type="string" calcext:value-type="string">
            <text:p>rs3765617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93" calcext:value-type="float">
            <text:p>201338993</text:p>
          </table:table-cell>
          <table:table-cell office:value-type="float" office:value="201338994" calcext:value-type="float">
            <text:p>201338994</text:p>
          </table:table-cell>
          <table:table-cell office:value-type="string" calcext:value-type="string">
            <text:p>rs3703355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97" calcext:value-type="float">
            <text:p>201338997</text:p>
          </table:table-cell>
          <table:table-cell office:value-type="float" office:value="201338998" calcext:value-type="float">
            <text:p>201338998</text:p>
          </table:table-cell>
          <table:table-cell office:value-type="string" calcext:value-type="string">
            <text:p>rs3737322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8998" calcext:value-type="float">
            <text:p>201338998</text:p>
          </table:table-cell>
          <table:table-cell office:value-type="float" office:value="201338999" calcext:value-type="float">
            <text:p>201338999</text:p>
          </table:table-cell>
          <table:table-cell office:value-type="string" calcext:value-type="string">
            <text:p>rs3678412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010" calcext:value-type="float">
            <text:p>201339010</text:p>
          </table:table-cell>
          <table:table-cell office:value-type="float" office:value="201339011" calcext:value-type="float">
            <text:p>201339011</text:p>
          </table:table-cell>
          <table:table-cell office:value-type="string" calcext:value-type="string">
            <text:p>rs3721354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025" calcext:value-type="float">
            <text:p>201339025</text:p>
          </table:table-cell>
          <table:table-cell office:value-type="float" office:value="201339026" calcext:value-type="float">
            <text:p>201339026</text:p>
          </table:table-cell>
          <table:table-cell office:value-type="string" calcext:value-type="string">
            <text:p>rs1427544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042" calcext:value-type="float">
            <text:p>201339042</text:p>
          </table:table-cell>
          <table:table-cell office:value-type="float" office:value="201339043" calcext:value-type="float">
            <text:p>201339043</text:p>
          </table:table-cell>
          <table:table-cell office:value-type="string" calcext:value-type="string">
            <text:p>rs120494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043" calcext:value-type="float">
            <text:p>201339043</text:p>
          </table:table-cell>
          <table:table-cell office:value-type="float" office:value="201339044" calcext:value-type="float">
            <text:p>201339044</text:p>
          </table:table-cell>
          <table:table-cell office:value-type="string" calcext:value-type="string">
            <text:p>rs455846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099" calcext:value-type="float">
            <text:p>201339099</text:p>
          </table:table-cell>
          <table:table-cell office:value-type="float" office:value="201339100" calcext:value-type="float">
            <text:p>201339100</text:p>
          </table:table-cell>
          <table:table-cell office:value-type="string" calcext:value-type="string">
            <text:p>rs1443101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39137" calcext:value-type="float">
            <text:p>201339137</text:p>
          </table:table-cell>
          <table:table-cell office:value-type="string" calcext:value-type="string">
            <text:p>rs34582564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144" calcext:value-type="float">
            <text:p>201339144</text:p>
          </table:table-cell>
          <table:table-cell office:value-type="float" office:value="201339145" calcext:value-type="float">
            <text:p>201339145</text:p>
          </table:table-cell>
          <table:table-cell office:value-type="string" calcext:value-type="string">
            <text:p>rs1130744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188" calcext:value-type="float">
            <text:p>201339188</text:p>
          </table:table-cell>
          <table:table-cell office:value-type="float" office:value="201339189" calcext:value-type="float">
            <text:p>201339189</text:p>
          </table:table-cell>
          <table:table-cell office:value-type="string" calcext:value-type="string">
            <text:p>rs148911823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239" calcext:value-type="float">
            <text:p>201339239</text:p>
          </table:table-cell>
          <table:table-cell office:value-type="float" office:value="201339240" calcext:value-type="float">
            <text:p>201339240</text:p>
          </table:table-cell>
          <table:table-cell office:value-type="string" calcext:value-type="string">
            <text:p>rs19098037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249" calcext:value-type="float">
            <text:p>201339249</text:p>
          </table:table-cell>
          <table:table-cell office:value-type="float" office:value="201339250" calcext:value-type="float">
            <text:p>201339250</text:p>
          </table:table-cell>
          <table:table-cell office:value-type="string" calcext:value-type="string">
            <text:p>rs1487442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379" calcext:value-type="float">
            <text:p>201339379</text:p>
          </table:table-cell>
          <table:table-cell office:value-type="float" office:value="201339380" calcext:value-type="float">
            <text:p>201339380</text:p>
          </table:table-cell>
          <table:table-cell office:value-type="string" calcext:value-type="string">
            <text:p>rs14192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406" calcext:value-type="float">
            <text:p>201339406</text:p>
          </table:table-cell>
          <table:table-cell office:value-type="float" office:value="201339407" calcext:value-type="float">
            <text:p>201339407</text:p>
          </table:table-cell>
          <table:table-cell office:value-type="string" calcext:value-type="string">
            <text:p>rs3765084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515" calcext:value-type="float">
            <text:p>201339515</text:p>
          </table:table-cell>
          <table:table-cell office:value-type="float" office:value="201339516" calcext:value-type="float">
            <text:p>201339516</text:p>
          </table:table-cell>
          <table:table-cell office:value-type="string" calcext:value-type="string">
            <text:p>rs1824531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579" calcext:value-type="float">
            <text:p>201339579</text:p>
          </table:table-cell>
          <table:table-cell office:value-type="float" office:value="201339580" calcext:value-type="float">
            <text:p>201339580</text:p>
          </table:table-cell>
          <table:table-cell office:value-type="string" calcext:value-type="string">
            <text:p>rs18594321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591" calcext:value-type="float">
            <text:p>201339591</text:p>
          </table:table-cell>
          <table:table-cell office:value-type="float" office:value="201339592" calcext:value-type="float">
            <text:p>201339592</text:p>
          </table:table-cell>
          <table:table-cell office:value-type="string" calcext:value-type="string">
            <text:p>rs1162440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606" calcext:value-type="float">
            <text:p>201339606</text:p>
          </table:table-cell>
          <table:table-cell office:value-type="float" office:value="201339607" calcext:value-type="float">
            <text:p>201339607</text:p>
          </table:table-cell>
          <table:table-cell office:value-type="string" calcext:value-type="string">
            <text:p>rs3698080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614" calcext:value-type="float">
            <text:p>201339614</text:p>
          </table:table-cell>
          <table:table-cell office:value-type="float" office:value="201339615" calcext:value-type="float">
            <text:p>201339615</text:p>
          </table:table-cell>
          <table:table-cell office:value-type="string" calcext:value-type="string">
            <text:p>rs19143845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616" calcext:value-type="float">
            <text:p>201339616</text:p>
          </table:table-cell>
          <table:table-cell office:value-type="float" office:value="201339617" calcext:value-type="float">
            <text:p>201339617</text:p>
          </table:table-cell>
          <table:table-cell office:value-type="string" calcext:value-type="string">
            <text:p>rs18280940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682" calcext:value-type="float">
            <text:p>201339682</text:p>
          </table:table-cell>
          <table:table-cell office:value-type="float" office:value="201339683" calcext:value-type="float">
            <text:p>201339683</text:p>
          </table:table-cell>
          <table:table-cell office:value-type="string" calcext:value-type="string">
            <text:p>rs1887420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696" calcext:value-type="float">
            <text:p>201339696</text:p>
          </table:table-cell>
          <table:table-cell office:value-type="float" office:value="201339697" calcext:value-type="float">
            <text:p>201339697</text:p>
          </table:table-cell>
          <table:table-cell office:value-type="string" calcext:value-type="string">
            <text:p>rs14144647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784" calcext:value-type="float">
            <text:p>201339784</text:p>
          </table:table-cell>
          <table:table-cell office:value-type="float" office:value="201339785" calcext:value-type="float">
            <text:p>201339785</text:p>
          </table:table-cell>
          <table:table-cell office:value-type="string" calcext:value-type="string">
            <text:p>rs15088160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852" calcext:value-type="float">
            <text:p>201339852</text:p>
          </table:table-cell>
          <table:table-cell office:value-type="float" office:value="201339853" calcext:value-type="float">
            <text:p>201339853</text:p>
          </table:table-cell>
          <table:table-cell office:value-type="string" calcext:value-type="string">
            <text:p>rs13934290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39864" calcext:value-type="float">
            <text:p>201339864</text:p>
          </table:table-cell>
          <table:table-cell office:value-type="string" calcext:value-type="string">
            <text:p>rs35580862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914" calcext:value-type="float">
            <text:p>201339914</text:p>
          </table:table-cell>
          <table:table-cell office:value-type="float" office:value="201339915" calcext:value-type="float">
            <text:p>201339915</text:p>
          </table:table-cell>
          <table:table-cell office:value-type="string" calcext:value-type="string">
            <text:p>rs1922094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39924" calcext:value-type="float">
            <text:p>201339924</text:p>
          </table:table-cell>
          <table:table-cell office:value-type="string" calcext:value-type="string">
            <text:p>rs35176847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965" calcext:value-type="float">
            <text:p>201339965</text:p>
          </table:table-cell>
          <table:table-cell office:value-type="float" office:value="201339966" calcext:value-type="float">
            <text:p>201339966</text:p>
          </table:table-cell>
          <table:table-cell office:value-type="string" calcext:value-type="string">
            <text:p>rs18283264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39978" calcext:value-type="float">
            <text:p>201339978</text:p>
          </table:table-cell>
          <table:table-cell office:value-type="float" office:value="201339979" calcext:value-type="float">
            <text:p>201339979</text:p>
          </table:table-cell>
          <table:table-cell office:value-type="string" calcext:value-type="string">
            <text:p>rs18791398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103" calcext:value-type="float">
            <text:p>201340103</text:p>
          </table:table-cell>
          <table:table-cell office:value-type="float" office:value="201340104" calcext:value-type="float">
            <text:p>201340104</text:p>
          </table:table-cell>
          <table:table-cell office:value-type="string" calcext:value-type="string">
            <text:p>rs7307665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128" calcext:value-type="float">
            <text:p>201340128</text:p>
          </table:table-cell>
          <table:table-cell office:value-type="float" office:value="201340129" calcext:value-type="float">
            <text:p>201340129</text:p>
          </table:table-cell>
          <table:table-cell office:value-type="string" calcext:value-type="string">
            <text:p>rs1456878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200" calcext:value-type="float">
            <text:p>201340200</text:p>
          </table:table-cell>
          <table:table-cell office:value-type="float" office:value="201340201" calcext:value-type="float">
            <text:p>201340201</text:p>
          </table:table-cell>
          <table:table-cell office:value-type="string" calcext:value-type="string">
            <text:p>rs125676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241" calcext:value-type="float">
            <text:p>201340241</text:p>
          </table:table-cell>
          <table:table-cell office:value-type="float" office:value="201340242" calcext:value-type="float">
            <text:p>201340242</text:p>
          </table:table-cell>
          <table:table-cell office:value-type="string" calcext:value-type="string">
            <text:p>rs36109722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250" calcext:value-type="float">
            <text:p>201340250</text:p>
          </table:table-cell>
          <table:table-cell office:value-type="float" office:value="201340251" calcext:value-type="float">
            <text:p>201340251</text:p>
          </table:table-cell>
          <table:table-cell office:value-type="string" calcext:value-type="string">
            <text:p>rs14774058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0306" calcext:value-type="float">
            <text:p>201340306</text:p>
          </table:table-cell>
          <table:table-cell office:value-type="string" calcext:value-type="string">
            <text:p>rs149812965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0307" calcext:value-type="float">
            <text:p>201340307</text:p>
          </table:table-cell>
          <table:table-cell office:value-type="string" calcext:value-type="string">
            <text:p>rs372203189</text:p>
          </table:table-cell>
          <table:table-cell office:value-type="string" calcext:value-type="string">
            <text:p>in-del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378" calcext:value-type="float">
            <text:p>201340378</text:p>
          </table:table-cell>
          <table:table-cell office:value-type="float" office:value="201340379" calcext:value-type="float">
            <text:p>201340379</text:p>
          </table:table-cell>
          <table:table-cell office:value-type="string" calcext:value-type="string">
            <text:p>rs1403486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459" calcext:value-type="float">
            <text:p>201340459</text:p>
          </table:table-cell>
          <table:table-cell office:value-type="float" office:value="201340460" calcext:value-type="float">
            <text:p>201340460</text:p>
          </table:table-cell>
          <table:table-cell office:value-type="string" calcext:value-type="string">
            <text:p>rs1442078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495" calcext:value-type="float">
            <text:p>201340495</text:p>
          </table:table-cell>
          <table:table-cell office:value-type="float" office:value="201340496" calcext:value-type="float">
            <text:p>201340496</text:p>
          </table:table-cell>
          <table:table-cell office:value-type="string" calcext:value-type="string">
            <text:p>rs49152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496" calcext:value-type="float">
            <text:p>201340496</text:p>
          </table:table-cell>
          <table:table-cell office:value-type="float" office:value="201340497" calcext:value-type="float">
            <text:p>201340497</text:p>
          </table:table-cell>
          <table:table-cell office:value-type="string" calcext:value-type="string">
            <text:p>rs1454402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506" calcext:value-type="float">
            <text:p>201340506</text:p>
          </table:table-cell>
          <table:table-cell office:value-type="float" office:value="201340507" calcext:value-type="float">
            <text:p>201340507</text:p>
          </table:table-cell>
          <table:table-cell office:value-type="string" calcext:value-type="string">
            <text:p>rs37462645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551" calcext:value-type="float">
            <text:p>201340551</text:p>
          </table:table-cell>
          <table:table-cell office:value-type="float" office:value="201340552" calcext:value-type="float">
            <text:p>201340552</text:p>
          </table:table-cell>
          <table:table-cell office:value-type="string" calcext:value-type="string">
            <text:p>rs752958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584" calcext:value-type="float">
            <text:p>201340584</text:p>
          </table:table-cell>
          <table:table-cell office:value-type="float" office:value="201340585" calcext:value-type="float">
            <text:p>201340585</text:p>
          </table:table-cell>
          <table:table-cell office:value-type="string" calcext:value-type="string">
            <text:p>rs1488550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653" calcext:value-type="float">
            <text:p>201340653</text:p>
          </table:table-cell>
          <table:table-cell office:value-type="float" office:value="201340654" calcext:value-type="float">
            <text:p>201340654</text:p>
          </table:table-cell>
          <table:table-cell office:value-type="string" calcext:value-type="string">
            <text:p>rs19247089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776" calcext:value-type="float">
            <text:p>201340776</text:p>
          </table:table-cell>
          <table:table-cell office:value-type="float" office:value="201340777" calcext:value-type="float">
            <text:p>201340777</text:p>
          </table:table-cell>
          <table:table-cell office:value-type="string" calcext:value-type="string">
            <text:p>rs668390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777" calcext:value-type="float">
            <text:p>201340777</text:p>
          </table:table-cell>
          <table:table-cell office:value-type="float" office:value="201340785" calcext:value-type="float">
            <text:p>201340785</text:p>
          </table:table-cell>
          <table:table-cell office:value-type="string" calcext:value-type="string">
            <text:p>rs77200863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812" calcext:value-type="float">
            <text:p>201340812</text:p>
          </table:table-cell>
          <table:table-cell office:value-type="float" office:value="201340813" calcext:value-type="float">
            <text:p>201340813</text:p>
          </table:table-cell>
          <table:table-cell office:value-type="string" calcext:value-type="string">
            <text:p>rs642790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833" calcext:value-type="float">
            <text:p>201340833</text:p>
          </table:table-cell>
          <table:table-cell office:value-type="float" office:value="201340834" calcext:value-type="float">
            <text:p>201340834</text:p>
          </table:table-cell>
          <table:table-cell office:value-type="string" calcext:value-type="string">
            <text:p>rs1145760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914" calcext:value-type="float">
            <text:p>201340914</text:p>
          </table:table-cell>
          <table:table-cell office:value-type="float" office:value="201340915" calcext:value-type="float">
            <text:p>201340915</text:p>
          </table:table-cell>
          <table:table-cell office:value-type="string" calcext:value-type="string">
            <text:p>rs1151568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922" calcext:value-type="float">
            <text:p>201340922</text:p>
          </table:table-cell>
          <table:table-cell office:value-type="float" office:value="201340923" calcext:value-type="float">
            <text:p>201340923</text:p>
          </table:table-cell>
          <table:table-cell office:value-type="string" calcext:value-type="string">
            <text:p>rs1121733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965" calcext:value-type="float">
            <text:p>201340965</text:p>
          </table:table-cell>
          <table:table-cell office:value-type="float" office:value="201340966" calcext:value-type="float">
            <text:p>201340966</text:p>
          </table:table-cell>
          <table:table-cell office:value-type="string" calcext:value-type="string">
            <text:p>rs15099155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968" calcext:value-type="float">
            <text:p>201340968</text:p>
          </table:table-cell>
          <table:table-cell office:value-type="float" office:value="201340969" calcext:value-type="float">
            <text:p>201340969</text:p>
          </table:table-cell>
          <table:table-cell office:value-type="string" calcext:value-type="string">
            <text:p>rs14099235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0983" calcext:value-type="float">
            <text:p>201340983</text:p>
          </table:table-cell>
          <table:table-cell office:value-type="float" office:value="201340984" calcext:value-type="float">
            <text:p>201340984</text:p>
          </table:table-cell>
          <table:table-cell office:value-type="string" calcext:value-type="string">
            <text:p>rs37562789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057" calcext:value-type="float">
            <text:p>201341057</text:p>
          </table:table-cell>
          <table:table-cell office:value-type="float" office:value="201341058" calcext:value-type="float">
            <text:p>201341058</text:p>
          </table:table-cell>
          <table:table-cell office:value-type="string" calcext:value-type="string">
            <text:p>rs4551400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42" calcext:value-type="float">
            <text:p>201341142</text:p>
          </table:table-cell>
          <table:table-cell office:value-type="float" office:value="201341143" calcext:value-type="float">
            <text:p>201341143</text:p>
          </table:table-cell>
          <table:table-cell office:value-type="string" calcext:value-type="string">
            <text:p>rs1387570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45" calcext:value-type="float">
            <text:p>201341145</text:p>
          </table:table-cell>
          <table:table-cell office:value-type="float" office:value="201341146" calcext:value-type="float">
            <text:p>201341146</text:p>
          </table:table-cell>
          <table:table-cell office:value-type="string" calcext:value-type="string">
            <text:p>rs2018397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75" calcext:value-type="float">
            <text:p>201341175</text:p>
          </table:table-cell>
          <table:table-cell office:value-type="float" office:value="201341180" calcext:value-type="float">
            <text:p>201341180</text:p>
          </table:table-cell>
          <table:table-cell office:value-type="string" calcext:value-type="string">
            <text:p>rs45533739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79" calcext:value-type="float">
            <text:p>201341179</text:p>
          </table:table-cell>
          <table:table-cell office:value-type="float" office:value="201341184" calcext:value-type="float">
            <text:p>201341184</text:p>
          </table:table-cell>
          <table:table-cell office:value-type="string" calcext:value-type="string">
            <text:p>rs4019985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80" calcext:value-type="float">
            <text:p>201341180</text:p>
          </table:table-cell>
          <table:table-cell office:value-type="float" office:value="201341181" calcext:value-type="float">
            <text:p>201341181</text:p>
          </table:table-cell>
          <table:table-cell office:value-type="string" calcext:value-type="string">
            <text:p>rs771738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81" calcext:value-type="float">
            <text:p>201341181</text:p>
          </table:table-cell>
          <table:table-cell office:value-type="float" office:value="201341182" calcext:value-type="float">
            <text:p>201341182</text:p>
          </table:table-cell>
          <table:table-cell office:value-type="string" calcext:value-type="string">
            <text:p>rs7755686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190" calcext:value-type="float">
            <text:p>201341190</text:p>
          </table:table-cell>
          <table:table-cell office:value-type="float" office:value="201341191" calcext:value-type="float">
            <text:p>201341191</text:p>
          </table:table-cell>
          <table:table-cell office:value-type="string" calcext:value-type="string">
            <text:p>rs14180080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00" calcext:value-type="float">
            <text:p>201341200</text:p>
          </table:table-cell>
          <table:table-cell office:value-type="float" office:value="201341201" calcext:value-type="float">
            <text:p>201341201</text:p>
          </table:table-cell>
          <table:table-cell office:value-type="string" calcext:value-type="string">
            <text:p>rs3687595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12" calcext:value-type="float">
            <text:p>201341212</text:p>
          </table:table-cell>
          <table:table-cell office:value-type="float" office:value="201341213" calcext:value-type="float">
            <text:p>201341213</text:p>
          </table:table-cell>
          <table:table-cell office:value-type="string" calcext:value-type="string">
            <text:p>rs3720574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15" calcext:value-type="float">
            <text:p>201341215</text:p>
          </table:table-cell>
          <table:table-cell office:value-type="float" office:value="201341216" calcext:value-type="float">
            <text:p>201341216</text:p>
          </table:table-cell>
          <table:table-cell office:value-type="string" calcext:value-type="string">
            <text:p>rs455538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24" calcext:value-type="float">
            <text:p>201341224</text:p>
          </table:table-cell>
          <table:table-cell office:value-type="float" office:value="201341225" calcext:value-type="float">
            <text:p>201341225</text:p>
          </table:table-cell>
          <table:table-cell office:value-type="string" calcext:value-type="string">
            <text:p>rs455825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26" calcext:value-type="float">
            <text:p>201341226</text:p>
          </table:table-cell>
          <table:table-cell office:value-type="float" office:value="201341227" calcext:value-type="float">
            <text:p>201341227</text:p>
          </table:table-cell>
          <table:table-cell office:value-type="string" calcext:value-type="string">
            <text:p>rs37126903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44" calcext:value-type="float">
            <text:p>201341244</text:p>
          </table:table-cell>
          <table:table-cell office:value-type="float" office:value="201341245" calcext:value-type="float">
            <text:p>201341245</text:p>
          </table:table-cell>
          <table:table-cell office:value-type="string" calcext:value-type="string">
            <text:p>rs1844823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56" calcext:value-type="float">
            <text:p>201341256</text:p>
          </table:table-cell>
          <table:table-cell office:value-type="float" office:value="201341257" calcext:value-type="float">
            <text:p>201341257</text:p>
          </table:table-cell>
          <table:table-cell office:value-type="string" calcext:value-type="string">
            <text:p>rs37221058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59" calcext:value-type="float">
            <text:p>201341259</text:p>
          </table:table-cell>
          <table:table-cell office:value-type="float" office:value="201341260" calcext:value-type="float">
            <text:p>201341260</text:p>
          </table:table-cell>
          <table:table-cell office:value-type="string" calcext:value-type="string">
            <text:p>rs3768203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60" calcext:value-type="float">
            <text:p>201341260</text:p>
          </table:table-cell>
          <table:table-cell office:value-type="float" office:value="201341261" calcext:value-type="float">
            <text:p>201341261</text:p>
          </table:table-cell>
          <table:table-cell office:value-type="string" calcext:value-type="string">
            <text:p>rs1998655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265" calcext:value-type="float">
            <text:p>201341265</text:p>
          </table:table-cell>
          <table:table-cell office:value-type="float" office:value="201341266" calcext:value-type="float">
            <text:p>201341266</text:p>
          </table:table-cell>
          <table:table-cell office:value-type="string" calcext:value-type="string">
            <text:p>rs37444359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302" calcext:value-type="float">
            <text:p>201341302</text:p>
          </table:table-cell>
          <table:table-cell office:value-type="float" office:value="201341303" calcext:value-type="float">
            <text:p>201341303</text:p>
          </table:table-cell>
          <table:table-cell office:value-type="string" calcext:value-type="string">
            <text:p>rs4556144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326" calcext:value-type="float">
            <text:p>201341326</text:p>
          </table:table-cell>
          <table:table-cell office:value-type="float" office:value="201341327" calcext:value-type="float">
            <text:p>201341327</text:p>
          </table:table-cell>
          <table:table-cell office:value-type="string" calcext:value-type="string">
            <text:p>rs36999918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340" calcext:value-type="float">
            <text:p>201341340</text:p>
          </table:table-cell>
          <table:table-cell office:value-type="float" office:value="201341341" calcext:value-type="float">
            <text:p>201341341</text:p>
          </table:table-cell>
          <table:table-cell office:value-type="string" calcext:value-type="string">
            <text:p>rs86840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347" calcext:value-type="float">
            <text:p>201341347</text:p>
          </table:table-cell>
          <table:table-cell office:value-type="float" office:value="201341348" calcext:value-type="float">
            <text:p>201341348</text:p>
          </table:table-cell>
          <table:table-cell office:value-type="string" calcext:value-type="string">
            <text:p>rs36913319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378" calcext:value-type="float">
            <text:p>201341378</text:p>
          </table:table-cell>
          <table:table-cell office:value-type="float" office:value="201341379" calcext:value-type="float">
            <text:p>201341379</text:p>
          </table:table-cell>
          <table:table-cell office:value-type="string" calcext:value-type="string">
            <text:p>rs4558613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689" calcext:value-type="float">
            <text:p>201341689</text:p>
          </table:table-cell>
          <table:table-cell office:value-type="float" office:value="201341692" calcext:value-type="float">
            <text:p>201341692</text:p>
          </table:table-cell>
          <table:table-cell office:value-type="string" calcext:value-type="string">
            <text:p>rs371174450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774" calcext:value-type="float">
            <text:p>201341774</text:p>
          </table:table-cell>
          <table:table-cell office:value-type="float" office:value="201341775" calcext:value-type="float">
            <text:p>201341775</text:p>
          </table:table-cell>
          <table:table-cell office:value-type="string" calcext:value-type="string">
            <text:p>rs18900406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796" calcext:value-type="float">
            <text:p>201341796</text:p>
          </table:table-cell>
          <table:table-cell office:value-type="float" office:value="201341797" calcext:value-type="float">
            <text:p>201341797</text:p>
          </table:table-cell>
          <table:table-cell office:value-type="string" calcext:value-type="string">
            <text:p>rs1493824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849" calcext:value-type="float">
            <text:p>201341849</text:p>
          </table:table-cell>
          <table:table-cell office:value-type="float" office:value="201341850" calcext:value-type="float">
            <text:p>201341850</text:p>
          </table:table-cell>
          <table:table-cell office:value-type="string" calcext:value-type="string">
            <text:p>rs666317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882" calcext:value-type="float">
            <text:p>201341882</text:p>
          </table:table-cell>
          <table:table-cell office:value-type="float" office:value="201341883" calcext:value-type="float">
            <text:p>201341883</text:p>
          </table:table-cell>
          <table:table-cell office:value-type="string" calcext:value-type="string">
            <text:p>rs11253796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1915" calcext:value-type="float">
            <text:p>201341915</text:p>
          </table:table-cell>
          <table:table-cell office:value-type="float" office:value="201341916" calcext:value-type="float">
            <text:p>201341916</text:p>
          </table:table-cell>
          <table:table-cell office:value-type="string" calcext:value-type="string">
            <text:p>rs19294855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132" calcext:value-type="float">
            <text:p>201342132</text:p>
          </table:table-cell>
          <table:table-cell office:value-type="float" office:value="201342133" calcext:value-type="float">
            <text:p>201342133</text:p>
          </table:table-cell>
          <table:table-cell office:value-type="string" calcext:value-type="string">
            <text:p>rs1846431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143" calcext:value-type="float">
            <text:p>201342143</text:p>
          </table:table-cell>
          <table:table-cell office:value-type="float" office:value="201342144" calcext:value-type="float">
            <text:p>201342144</text:p>
          </table:table-cell>
          <table:table-cell office:value-type="string" calcext:value-type="string">
            <text:p>rs1113083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35" calcext:value-type="float">
            <text:p>201342235</text:p>
          </table:table-cell>
          <table:table-cell office:value-type="float" office:value="201342236" calcext:value-type="float">
            <text:p>201342236</text:p>
          </table:table-cell>
          <table:table-cell office:value-type="string" calcext:value-type="string">
            <text:p>rs1447201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43" calcext:value-type="float">
            <text:p>201342243</text:p>
          </table:table-cell>
          <table:table-cell office:value-type="float" office:value="201342244" calcext:value-type="float">
            <text:p>201342244</text:p>
          </table:table-cell>
          <table:table-cell office:value-type="string" calcext:value-type="string">
            <text:p>rs2012381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2249" calcext:value-type="float">
            <text:p>201342249</text:p>
          </table:table-cell>
          <table:table-cell office:value-type="string" calcext:value-type="string">
            <text:p>rs35869584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58" calcext:value-type="float">
            <text:p>201342258</text:p>
          </table:table-cell>
          <table:table-cell office:value-type="float" office:value="201342259" calcext:value-type="float">
            <text:p>201342259</text:p>
          </table:table-cell>
          <table:table-cell office:value-type="string" calcext:value-type="string">
            <text:p>rs1886025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66" calcext:value-type="float">
            <text:p>201342266</text:p>
          </table:table-cell>
          <table:table-cell office:value-type="float" office:value="201342267" calcext:value-type="float">
            <text:p>201342267</text:p>
          </table:table-cell>
          <table:table-cell office:value-type="string" calcext:value-type="string">
            <text:p>rs109201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96" calcext:value-type="float">
            <text:p>201342296</text:p>
          </table:table-cell>
          <table:table-cell office:value-type="float" office:value="201342297" calcext:value-type="float">
            <text:p>201342297</text:p>
          </table:table-cell>
          <table:table-cell office:value-type="string" calcext:value-type="string">
            <text:p>rs20082270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97" calcext:value-type="float">
            <text:p>201342297</text:p>
          </table:table-cell>
          <table:table-cell office:value-type="float" office:value="201342298" calcext:value-type="float">
            <text:p>201342298</text:p>
          </table:table-cell>
          <table:table-cell office:value-type="string" calcext:value-type="string">
            <text:p>rs37622174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299" calcext:value-type="float">
            <text:p>201342299</text:p>
          </table:table-cell>
          <table:table-cell office:value-type="float" office:value="201342300" calcext:value-type="float">
            <text:p>201342300</text:p>
          </table:table-cell>
          <table:table-cell office:value-type="string" calcext:value-type="string">
            <text:p>rs1817179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00" calcext:value-type="float">
            <text:p>201342300</text:p>
          </table:table-cell>
          <table:table-cell office:value-type="float" office:value="201342301" calcext:value-type="float">
            <text:p>201342301</text:p>
          </table:table-cell>
          <table:table-cell office:value-type="string" calcext:value-type="string">
            <text:p>rs455482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25" calcext:value-type="float">
            <text:p>201342325</text:p>
          </table:table-cell>
          <table:table-cell office:value-type="float" office:value="201342326" calcext:value-type="float">
            <text:p>201342326</text:p>
          </table:table-cell>
          <table:table-cell office:value-type="string" calcext:value-type="string">
            <text:p>rs37072917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38" calcext:value-type="float">
            <text:p>201342338</text:p>
          </table:table-cell>
          <table:table-cell office:value-type="float" office:value="201342339" calcext:value-type="float">
            <text:p>201342339</text:p>
          </table:table-cell>
          <table:table-cell office:value-type="string" calcext:value-type="string">
            <text:p>rs11389992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39" calcext:value-type="float">
            <text:p>201342339</text:p>
          </table:table-cell>
          <table:table-cell office:value-type="float" office:value="201342340" calcext:value-type="float">
            <text:p>201342340</text:p>
          </table:table-cell>
          <table:table-cell office:value-type="string" calcext:value-type="string">
            <text:p>rs11127129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splic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49" calcext:value-type="float">
            <text:p>201342349</text:p>
          </table:table-cell>
          <table:table-cell office:value-type="float" office:value="201342350" calcext:value-type="float">
            <text:p>201342350</text:p>
          </table:table-cell>
          <table:table-cell office:value-type="string" calcext:value-type="string">
            <text:p>rs14802784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ding-sy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72" calcext:value-type="float">
            <text:p>201342372</text:p>
          </table:table-cell>
          <table:table-cell office:value-type="float" office:value="201342373" calcext:value-type="float">
            <text:p>201342373</text:p>
          </table:table-cell>
          <table:table-cell office:value-type="string" calcext:value-type="string">
            <text:p>rs1397051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392" calcext:value-type="float">
            <text:p>201342392</text:p>
          </table:table-cell>
          <table:table-cell office:value-type="float" office:value="201342393" calcext:value-type="float">
            <text:p>201342393</text:p>
          </table:table-cell>
          <table:table-cell office:value-type="string" calcext:value-type="string">
            <text:p>rs20183189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untranslated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446" calcext:value-type="float">
            <text:p>201342446</text:p>
          </table:table-cell>
          <table:table-cell office:value-type="float" office:value="201342447" calcext:value-type="float">
            <text:p>201342447</text:p>
          </table:table-cell>
          <table:table-cell office:value-type="string" calcext:value-type="string">
            <text:p>rs37757913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,untranslated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36" calcext:value-type="float">
            <text:p>201342536</text:p>
          </table:table-cell>
          <table:table-cell office:value-type="float" office:value="201342537" calcext:value-type="float">
            <text:p>201342537</text:p>
          </table:table-cell>
          <table:table-cell office:value-type="string" calcext:value-type="string">
            <text:p>rs34280312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55" calcext:value-type="float">
            <text:p>201342555</text:p>
          </table:table-cell>
          <table:table-cell office:value-type="float" office:value="201342556" calcext:value-type="float">
            <text:p>201342556</text:p>
          </table:table-cell>
          <table:table-cell office:value-type="string" calcext:value-type="string">
            <text:p>rs109201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59" calcext:value-type="float">
            <text:p>201342559</text:p>
          </table:table-cell>
          <table:table-cell office:value-type="float" office:value="201342560" calcext:value-type="float">
            <text:p>201342560</text:p>
          </table:table-cell>
          <table:table-cell office:value-type="string" calcext:value-type="string">
            <text:p>rs1256738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78" calcext:value-type="float">
            <text:p>201342578</text:p>
          </table:table-cell>
          <table:table-cell office:value-type="float" office:value="201342579" calcext:value-type="float">
            <text:p>201342579</text:p>
          </table:table-cell>
          <table:table-cell office:value-type="string" calcext:value-type="string">
            <text:p>rs1896384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86" calcext:value-type="float">
            <text:p>201342586</text:p>
          </table:table-cell>
          <table:table-cell office:value-type="float" office:value="201342587" calcext:value-type="float">
            <text:p>201342587</text:p>
          </table:table-cell>
          <table:table-cell office:value-type="string" calcext:value-type="string">
            <text:p>rs11271406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596" calcext:value-type="float">
            <text:p>201342596</text:p>
          </table:table-cell>
          <table:table-cell office:value-type="float" office:value="201342597" calcext:value-type="float">
            <text:p>201342597</text:p>
          </table:table-cell>
          <table:table-cell office:value-type="string" calcext:value-type="string">
            <text:p>rs4553534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630" calcext:value-type="float">
            <text:p>201342630</text:p>
          </table:table-cell>
          <table:table-cell office:value-type="float" office:value="201342631" calcext:value-type="float">
            <text:p>201342631</text:p>
          </table:table-cell>
          <table:table-cell office:value-type="string" calcext:value-type="string">
            <text:p>rs795349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655" calcext:value-type="float">
            <text:p>201342655</text:p>
          </table:table-cell>
          <table:table-cell office:value-type="float" office:value="201342656" calcext:value-type="float">
            <text:p>201342656</text:p>
          </table:table-cell>
          <table:table-cell office:value-type="string" calcext:value-type="string">
            <text:p>rs125682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759" calcext:value-type="float">
            <text:p>201342759</text:p>
          </table:table-cell>
          <table:table-cell office:value-type="float" office:value="201342760" calcext:value-type="float">
            <text:p>201342760</text:p>
          </table:table-cell>
          <table:table-cell office:value-type="string" calcext:value-type="string">
            <text:p>rs18193158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861" calcext:value-type="float">
            <text:p>201342861</text:p>
          </table:table-cell>
          <table:table-cell office:value-type="float" office:value="201342862" calcext:value-type="float">
            <text:p>201342862</text:p>
          </table:table-cell>
          <table:table-cell office:value-type="string" calcext:value-type="string">
            <text:p>rs15396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873" calcext:value-type="float">
            <text:p>201342873</text:p>
          </table:table-cell>
          <table:table-cell office:value-type="float" office:value="201342874" calcext:value-type="float">
            <text:p>201342874</text:p>
          </table:table-cell>
          <table:table-cell office:value-type="string" calcext:value-type="string">
            <text:p>rs3693776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2990" calcext:value-type="float">
            <text:p>201342990</text:p>
          </table:table-cell>
          <table:table-cell office:value-type="float" office:value="201342991" calcext:value-type="float">
            <text:p>201342991</text:p>
          </table:table-cell>
          <table:table-cell office:value-type="string" calcext:value-type="string">
            <text:p>rs302055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060" calcext:value-type="float">
            <text:p>201343060</text:p>
          </table:table-cell>
          <table:table-cell office:value-type="float" office:value="201343061" calcext:value-type="float">
            <text:p>201343061</text:p>
          </table:table-cell>
          <table:table-cell office:value-type="string" calcext:value-type="string">
            <text:p>rs18612680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067" calcext:value-type="float">
            <text:p>201343067</text:p>
          </table:table-cell>
          <table:table-cell office:value-type="float" office:value="201343068" calcext:value-type="float">
            <text:p>201343068</text:p>
          </table:table-cell>
          <table:table-cell office:value-type="string" calcext:value-type="string">
            <text:p>rs14103459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081" calcext:value-type="float">
            <text:p>201343081</text:p>
          </table:table-cell>
          <table:table-cell office:value-type="float" office:value="201343082" calcext:value-type="float">
            <text:p>201343082</text:p>
          </table:table-cell>
          <table:table-cell office:value-type="string" calcext:value-type="string">
            <text:p>rs1164325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114" calcext:value-type="float">
            <text:p>201343114</text:p>
          </table:table-cell>
          <table:table-cell office:value-type="float" office:value="201343115" calcext:value-type="float">
            <text:p>201343115</text:p>
          </table:table-cell>
          <table:table-cell office:value-type="string" calcext:value-type="string">
            <text:p>rs302055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115" calcext:value-type="float">
            <text:p>201343115</text:p>
          </table:table-cell>
          <table:table-cell office:value-type="float" office:value="201343116" calcext:value-type="float">
            <text:p>201343116</text:p>
          </table:table-cell>
          <table:table-cell office:value-type="string" calcext:value-type="string">
            <text:p>rs1906679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119" calcext:value-type="float">
            <text:p>201343119</text:p>
          </table:table-cell>
          <table:table-cell office:value-type="float" office:value="201343120" calcext:value-type="float">
            <text:p>201343120</text:p>
          </table:table-cell>
          <table:table-cell office:value-type="string" calcext:value-type="string">
            <text:p>rs1424402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149" calcext:value-type="float">
            <text:p>201343149</text:p>
          </table:table-cell>
          <table:table-cell office:value-type="float" office:value="201343150" calcext:value-type="float">
            <text:p>201343150</text:p>
          </table:table-cell>
          <table:table-cell office:value-type="string" calcext:value-type="string">
            <text:p>rs15114956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169" calcext:value-type="float">
            <text:p>201343169</text:p>
          </table:table-cell>
          <table:table-cell office:value-type="float" office:value="201343170" calcext:value-type="float">
            <text:p>201343170</text:p>
          </table:table-cell>
          <table:table-cell office:value-type="string" calcext:value-type="string">
            <text:p>rs13901383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264" calcext:value-type="float">
            <text:p>201343264</text:p>
          </table:table-cell>
          <table:table-cell office:value-type="float" office:value="201343265" calcext:value-type="float">
            <text:p>201343265</text:p>
          </table:table-cell>
          <table:table-cell office:value-type="string" calcext:value-type="string">
            <text:p>rs37578472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08" calcext:value-type="float">
            <text:p>201343308</text:p>
          </table:table-cell>
          <table:table-cell office:value-type="float" office:value="201343309" calcext:value-type="float">
            <text:p>201343309</text:p>
          </table:table-cell>
          <table:table-cell office:value-type="string" calcext:value-type="string">
            <text:p>rs1827384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11" calcext:value-type="float">
            <text:p>201343311</text:p>
          </table:table-cell>
          <table:table-cell office:value-type="float" office:value="201343312" calcext:value-type="float">
            <text:p>201343312</text:p>
          </table:table-cell>
          <table:table-cell office:value-type="string" calcext:value-type="string">
            <text:p>rs561260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27" calcext:value-type="float">
            <text:p>201343327</text:p>
          </table:table-cell>
          <table:table-cell office:value-type="float" office:value="201343328" calcext:value-type="float">
            <text:p>201343328</text:p>
          </table:table-cell>
          <table:table-cell office:value-type="string" calcext:value-type="string">
            <text:p>rs618200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43" calcext:value-type="float">
            <text:p>201343343</text:p>
          </table:table-cell>
          <table:table-cell office:value-type="float" office:value="201343344" calcext:value-type="float">
            <text:p>201343344</text:p>
          </table:table-cell>
          <table:table-cell office:value-type="string" calcext:value-type="string">
            <text:p>rs569828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64" calcext:value-type="float">
            <text:p>201343364</text:p>
          </table:table-cell>
          <table:table-cell office:value-type="float" office:value="201343365" calcext:value-type="float">
            <text:p>201343365</text:p>
          </table:table-cell>
          <table:table-cell office:value-type="string" calcext:value-type="string">
            <text:p>rs5998200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95" calcext:value-type="float">
            <text:p>201343395</text:p>
          </table:table-cell>
          <table:table-cell office:value-type="float" office:value="201343396" calcext:value-type="float">
            <text:p>201343396</text:p>
          </table:table-cell>
          <table:table-cell office:value-type="string" calcext:value-type="string">
            <text:p>rs2008687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397" calcext:value-type="float">
            <text:p>201343397</text:p>
          </table:table-cell>
          <table:table-cell office:value-type="float" office:value="201343398" calcext:value-type="float">
            <text:p>201343398</text:p>
          </table:table-cell>
          <table:table-cell office:value-type="string" calcext:value-type="string">
            <text:p>rs20215545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3398" calcext:value-type="float">
            <text:p>201343398</text:p>
          </table:table-cell>
          <table:table-cell office:value-type="string" calcext:value-type="string">
            <text:p>rs60951162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574" calcext:value-type="float">
            <text:p>201343574</text:p>
          </table:table-cell>
          <table:table-cell office:value-type="float" office:value="201343575" calcext:value-type="float">
            <text:p>201343575</text:p>
          </table:table-cell>
          <table:table-cell office:value-type="string" calcext:value-type="string">
            <text:p>rs18649570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637" calcext:value-type="float">
            <text:p>201343637</text:p>
          </table:table-cell>
          <table:table-cell office:value-type="float" office:value="201343638" calcext:value-type="float">
            <text:p>201343638</text:p>
          </table:table-cell>
          <table:table-cell office:value-type="string" calcext:value-type="string">
            <text:p>rs29964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650" calcext:value-type="float">
            <text:p>201343650</text:p>
          </table:table-cell>
          <table:table-cell office:value-type="float" office:value="201343651" calcext:value-type="float">
            <text:p>201343651</text:p>
          </table:table-cell>
          <table:table-cell office:value-type="string" calcext:value-type="string">
            <text:p>rs29964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653" calcext:value-type="float">
            <text:p>201343653</text:p>
          </table:table-cell>
          <table:table-cell office:value-type="float" office:value="201343654" calcext:value-type="float">
            <text:p>201343654</text:p>
          </table:table-cell>
          <table:table-cell office:value-type="string" calcext:value-type="string">
            <text:p>rs11323640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656" calcext:value-type="float">
            <text:p>201343656</text:p>
          </table:table-cell>
          <table:table-cell office:value-type="float" office:value="201343657" calcext:value-type="float">
            <text:p>201343657</text:p>
          </table:table-cell>
          <table:table-cell office:value-type="string" calcext:value-type="string">
            <text:p>rs29964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772" calcext:value-type="float">
            <text:p>201343772</text:p>
          </table:table-cell>
          <table:table-cell office:value-type="float" office:value="201343773" calcext:value-type="float">
            <text:p>201343773</text:p>
          </table:table-cell>
          <table:table-cell office:value-type="string" calcext:value-type="string">
            <text:p>rs7307666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849" calcext:value-type="float">
            <text:p>201343849</text:p>
          </table:table-cell>
          <table:table-cell office:value-type="float" office:value="201343850" calcext:value-type="float">
            <text:p>201343850</text:p>
          </table:table-cell>
          <table:table-cell office:value-type="string" calcext:value-type="string">
            <text:p>rs1900671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3928" calcext:value-type="float">
            <text:p>201343928</text:p>
          </table:table-cell>
          <table:table-cell office:value-type="float" office:value="201343929" calcext:value-type="float">
            <text:p>201343929</text:p>
          </table:table-cell>
          <table:table-cell office:value-type="string" calcext:value-type="string">
            <text:p>rs14991423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002" calcext:value-type="float">
            <text:p>201344002</text:p>
          </table:table-cell>
          <table:table-cell office:value-type="float" office:value="201344003" calcext:value-type="float">
            <text:p>201344003</text:p>
          </table:table-cell>
          <table:table-cell office:value-type="string" calcext:value-type="string">
            <text:p>rs1684848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020" calcext:value-type="float">
            <text:p>201344020</text:p>
          </table:table-cell>
          <table:table-cell office:value-type="float" office:value="201344021" calcext:value-type="float">
            <text:p>201344021</text:p>
          </table:table-cell>
          <table:table-cell office:value-type="string" calcext:value-type="string">
            <text:p>rs295384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133" calcext:value-type="float">
            <text:p>201344133</text:p>
          </table:table-cell>
          <table:table-cell office:value-type="float" office:value="201344134" calcext:value-type="float">
            <text:p>201344134</text:p>
          </table:table-cell>
          <table:table-cell office:value-type="string" calcext:value-type="string">
            <text:p>rs1256689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142" calcext:value-type="float">
            <text:p>201344142</text:p>
          </table:table-cell>
          <table:table-cell office:value-type="float" office:value="201344143" calcext:value-type="float">
            <text:p>201344143</text:p>
          </table:table-cell>
          <table:table-cell office:value-type="string" calcext:value-type="string">
            <text:p>rs3683588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172" calcext:value-type="float">
            <text:p>201344172</text:p>
          </table:table-cell>
          <table:table-cell office:value-type="float" office:value="201344173" calcext:value-type="float">
            <text:p>201344173</text:p>
          </table:table-cell>
          <table:table-cell office:value-type="string" calcext:value-type="string">
            <text:p>rs791764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184" calcext:value-type="float">
            <text:p>201344184</text:p>
          </table:table-cell>
          <table:table-cell office:value-type="float" office:value="201344185" calcext:value-type="float">
            <text:p>201344185</text:p>
          </table:table-cell>
          <table:table-cell office:value-type="string" calcext:value-type="string">
            <text:p>rs1830400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306" calcext:value-type="float">
            <text:p>201344306</text:p>
          </table:table-cell>
          <table:table-cell office:value-type="float" office:value="201344307" calcext:value-type="float">
            <text:p>201344307</text:p>
          </table:table-cell>
          <table:table-cell office:value-type="string" calcext:value-type="string">
            <text:p>rs600862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360" calcext:value-type="float">
            <text:p>201344360</text:p>
          </table:table-cell>
          <table:table-cell office:value-type="float" office:value="201344361" calcext:value-type="float">
            <text:p>201344361</text:p>
          </table:table-cell>
          <table:table-cell office:value-type="string" calcext:value-type="string">
            <text:p>rs7307667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369" calcext:value-type="float">
            <text:p>201344369</text:p>
          </table:table-cell>
          <table:table-cell office:value-type="float" office:value="201344370" calcext:value-type="float">
            <text:p>201344370</text:p>
          </table:table-cell>
          <table:table-cell office:value-type="string" calcext:value-type="string">
            <text:p>rs7413660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381" calcext:value-type="float">
            <text:p>201344381</text:p>
          </table:table-cell>
          <table:table-cell office:value-type="float" office:value="201344382" calcext:value-type="float">
            <text:p>201344382</text:p>
          </table:table-cell>
          <table:table-cell office:value-type="string" calcext:value-type="string">
            <text:p>rs18720325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404" calcext:value-type="float">
            <text:p>201344404</text:p>
          </table:table-cell>
          <table:table-cell office:value-type="float" office:value="201344405" calcext:value-type="float">
            <text:p>201344405</text:p>
          </table:table-cell>
          <table:table-cell office:value-type="string" calcext:value-type="string">
            <text:p>rs14494236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478" calcext:value-type="float">
            <text:p>201344478</text:p>
          </table:table-cell>
          <table:table-cell office:value-type="float" office:value="201344479" calcext:value-type="float">
            <text:p>201344479</text:p>
          </table:table-cell>
          <table:table-cell office:value-type="string" calcext:value-type="string">
            <text:p>rs1909209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486" calcext:value-type="float">
            <text:p>201344486</text:p>
          </table:table-cell>
          <table:table-cell office:value-type="float" office:value="201344487" calcext:value-type="float">
            <text:p>201344487</text:p>
          </table:table-cell>
          <table:table-cell office:value-type="string" calcext:value-type="string">
            <text:p>rs758260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529" calcext:value-type="float">
            <text:p>201344529</text:p>
          </table:table-cell>
          <table:table-cell office:value-type="float" office:value="201344530" calcext:value-type="float">
            <text:p>201344530</text:p>
          </table:table-cell>
          <table:table-cell office:value-type="string" calcext:value-type="string">
            <text:p>rs37162547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585" calcext:value-type="float">
            <text:p>201344585</text:p>
          </table:table-cell>
          <table:table-cell office:value-type="float" office:value="201344586" calcext:value-type="float">
            <text:p>201344586</text:p>
          </table:table-cell>
          <table:table-cell office:value-type="string" calcext:value-type="string">
            <text:p>rs798336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620" calcext:value-type="float">
            <text:p>201344620</text:p>
          </table:table-cell>
          <table:table-cell office:value-type="float" office:value="201344621" calcext:value-type="float">
            <text:p>201344621</text:p>
          </table:table-cell>
          <table:table-cell office:value-type="string" calcext:value-type="string">
            <text:p>rs1256880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4623" calcext:value-type="float">
            <text:p>201344623</text:p>
          </table:table-cell>
          <table:table-cell office:value-type="string" calcext:value-type="string">
            <text:p>rs35332160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627" calcext:value-type="float">
            <text:p>201344627</text:p>
          </table:table-cell>
          <table:table-cell office:value-type="float" office:value="201344628" calcext:value-type="float">
            <text:p>201344628</text:p>
          </table:table-cell>
          <table:table-cell office:value-type="string" calcext:value-type="string">
            <text:p>rs7533017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645" calcext:value-type="float">
            <text:p>201344645</text:p>
          </table:table-cell>
          <table:table-cell office:value-type="float" office:value="201344646" calcext:value-type="float">
            <text:p>201344646</text:p>
          </table:table-cell>
          <table:table-cell office:value-type="string" calcext:value-type="string">
            <text:p>rs1256309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648" calcext:value-type="float">
            <text:p>201344648</text:p>
          </table:table-cell>
          <table:table-cell office:value-type="float" office:value="201344649" calcext:value-type="float">
            <text:p>201344649</text:p>
          </table:table-cell>
          <table:table-cell office:value-type="string" calcext:value-type="string">
            <text:p>rs6182001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770" calcext:value-type="float">
            <text:p>201344770</text:p>
          </table:table-cell>
          <table:table-cell office:value-type="float" office:value="201344771" calcext:value-type="float">
            <text:p>201344771</text:p>
          </table:table-cell>
          <table:table-cell office:value-type="string" calcext:value-type="string">
            <text:p>rs1410590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845" calcext:value-type="float">
            <text:p>201344845</text:p>
          </table:table-cell>
          <table:table-cell office:value-type="float" office:value="201344846" calcext:value-type="float">
            <text:p>201344846</text:p>
          </table:table-cell>
          <table:table-cell office:value-type="string" calcext:value-type="string">
            <text:p>rs11404700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907" calcext:value-type="float">
            <text:p>201344907</text:p>
          </table:table-cell>
          <table:table-cell office:value-type="float" office:value="201344908" calcext:value-type="float">
            <text:p>201344908</text:p>
          </table:table-cell>
          <table:table-cell office:value-type="string" calcext:value-type="string">
            <text:p>rs125631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4984" calcext:value-type="float">
            <text:p>201344984</text:p>
          </table:table-cell>
          <table:table-cell office:value-type="float" office:value="201344985" calcext:value-type="float">
            <text:p>201344985</text:p>
          </table:table-cell>
          <table:table-cell office:value-type="string" calcext:value-type="string">
            <text:p>rs18369350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021" calcext:value-type="float">
            <text:p>201345021</text:p>
          </table:table-cell>
          <table:table-cell office:value-type="float" office:value="201345022" calcext:value-type="float">
            <text:p>201345022</text:p>
          </table:table-cell>
          <table:table-cell office:value-type="string" calcext:value-type="string">
            <text:p>rs1879614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041" calcext:value-type="float">
            <text:p>201345041</text:p>
          </table:table-cell>
          <table:table-cell office:value-type="float" office:value="201345042" calcext:value-type="float">
            <text:p>201345042</text:p>
          </table:table-cell>
          <table:table-cell office:value-type="string" calcext:value-type="string">
            <text:p>rs125681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043" calcext:value-type="float">
            <text:p>201345043</text:p>
          </table:table-cell>
          <table:table-cell office:value-type="float" office:value="201345044" calcext:value-type="float">
            <text:p>201345044</text:p>
          </table:table-cell>
          <table:table-cell office:value-type="string" calcext:value-type="string">
            <text:p>rs3732116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071" calcext:value-type="float">
            <text:p>201345071</text:p>
          </table:table-cell>
          <table:table-cell office:value-type="float" office:value="201345072" calcext:value-type="float">
            <text:p>201345072</text:p>
          </table:table-cell>
          <table:table-cell office:value-type="string" calcext:value-type="string">
            <text:p>rs125644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103" calcext:value-type="float">
            <text:p>201345103</text:p>
          </table:table-cell>
          <table:table-cell office:value-type="float" office:value="201345104" calcext:value-type="float">
            <text:p>201345104</text:p>
          </table:table-cell>
          <table:table-cell office:value-type="string" calcext:value-type="string">
            <text:p>rs3686931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169" calcext:value-type="float">
            <text:p>201345169</text:p>
          </table:table-cell>
          <table:table-cell office:value-type="float" office:value="201345170" calcext:value-type="float">
            <text:p>201345170</text:p>
          </table:table-cell>
          <table:table-cell office:value-type="string" calcext:value-type="string">
            <text:p>rs1924373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203" calcext:value-type="float">
            <text:p>201345203</text:p>
          </table:table-cell>
          <table:table-cell office:value-type="float" office:value="201345204" calcext:value-type="float">
            <text:p>201345204</text:p>
          </table:table-cell>
          <table:table-cell office:value-type="string" calcext:value-type="string">
            <text:p>rs9474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206" calcext:value-type="float">
            <text:p>201345206</text:p>
          </table:table-cell>
          <table:table-cell office:value-type="float" office:value="201345207" calcext:value-type="float">
            <text:p>201345207</text:p>
          </table:table-cell>
          <table:table-cell office:value-type="string" calcext:value-type="string">
            <text:p>rs11579930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247" calcext:value-type="float">
            <text:p>201345247</text:p>
          </table:table-cell>
          <table:table-cell office:value-type="float" office:value="201345248" calcext:value-type="float">
            <text:p>201345248</text:p>
          </table:table-cell>
          <table:table-cell office:value-type="string" calcext:value-type="string">
            <text:p>rs1447795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304" calcext:value-type="float">
            <text:p>201345304</text:p>
          </table:table-cell>
          <table:table-cell office:value-type="float" office:value="201345305" calcext:value-type="float">
            <text:p>201345305</text:p>
          </table:table-cell>
          <table:table-cell office:value-type="string" calcext:value-type="string">
            <text:p>rs120314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322" calcext:value-type="float">
            <text:p>201345322</text:p>
          </table:table-cell>
          <table:table-cell office:value-type="float" office:value="201345323" calcext:value-type="float">
            <text:p>201345323</text:p>
          </table:table-cell>
          <table:table-cell office:value-type="string" calcext:value-type="string">
            <text:p>rs14671355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351" calcext:value-type="float">
            <text:p>201345351</text:p>
          </table:table-cell>
          <table:table-cell office:value-type="float" office:value="201345352" calcext:value-type="float">
            <text:p>201345352</text:p>
          </table:table-cell>
          <table:table-cell office:value-type="string" calcext:value-type="string">
            <text:p>rs9474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386" calcext:value-type="float">
            <text:p>201345386</text:p>
          </table:table-cell>
          <table:table-cell office:value-type="float" office:value="201345387" calcext:value-type="float">
            <text:p>201345387</text:p>
          </table:table-cell>
          <table:table-cell office:value-type="string" calcext:value-type="string">
            <text:p>rs3764108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395" calcext:value-type="float">
            <text:p>201345395</text:p>
          </table:table-cell>
          <table:table-cell office:value-type="float" office:value="201345396" calcext:value-type="float">
            <text:p>201345396</text:p>
          </table:table-cell>
          <table:table-cell office:value-type="string" calcext:value-type="string">
            <text:p>rs34225239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452" calcext:value-type="float">
            <text:p>201345452</text:p>
          </table:table-cell>
          <table:table-cell office:value-type="float" office:value="201345453" calcext:value-type="float">
            <text:p>201345453</text:p>
          </table:table-cell>
          <table:table-cell office:value-type="string" calcext:value-type="string">
            <text:p>rs794288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453" calcext:value-type="float">
            <text:p>201345453</text:p>
          </table:table-cell>
          <table:table-cell office:value-type="float" office:value="201345454" calcext:value-type="float">
            <text:p>201345454</text:p>
          </table:table-cell>
          <table:table-cell office:value-type="string" calcext:value-type="string">
            <text:p>rs18441976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486" calcext:value-type="float">
            <text:p>201345486</text:p>
          </table:table-cell>
          <table:table-cell office:value-type="float" office:value="201345487" calcext:value-type="float">
            <text:p>201345487</text:p>
          </table:table-cell>
          <table:table-cell office:value-type="string" calcext:value-type="string">
            <text:p>rs125644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567" calcext:value-type="float">
            <text:p>201345567</text:p>
          </table:table-cell>
          <table:table-cell office:value-type="float" office:value="201345568" calcext:value-type="float">
            <text:p>201345568</text:p>
          </table:table-cell>
          <table:table-cell office:value-type="string" calcext:value-type="string">
            <text:p>rs1404212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614" calcext:value-type="float">
            <text:p>201345614</text:p>
          </table:table-cell>
          <table:table-cell office:value-type="float" office:value="201345615" calcext:value-type="float">
            <text:p>201345615</text:p>
          </table:table-cell>
          <table:table-cell office:value-type="string" calcext:value-type="string">
            <text:p>rs1873275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632" calcext:value-type="float">
            <text:p>201345632</text:p>
          </table:table-cell>
          <table:table-cell office:value-type="float" office:value="201345633" calcext:value-type="float">
            <text:p>201345633</text:p>
          </table:table-cell>
          <table:table-cell office:value-type="string" calcext:value-type="string">
            <text:p>rs19177418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673" calcext:value-type="float">
            <text:p>201345673</text:p>
          </table:table-cell>
          <table:table-cell office:value-type="float" office:value="201345674" calcext:value-type="float">
            <text:p>201345674</text:p>
          </table:table-cell>
          <table:table-cell office:value-type="string" calcext:value-type="string">
            <text:p>rs37010727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679" calcext:value-type="float">
            <text:p>201345679</text:p>
          </table:table-cell>
          <table:table-cell office:value-type="float" office:value="201345680" calcext:value-type="float">
            <text:p>201345680</text:p>
          </table:table-cell>
          <table:table-cell office:value-type="string" calcext:value-type="string">
            <text:p>rs18454695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944" calcext:value-type="float">
            <text:p>201345944</text:p>
          </table:table-cell>
          <table:table-cell office:value-type="float" office:value="201345945" calcext:value-type="float">
            <text:p>201345945</text:p>
          </table:table-cell>
          <table:table-cell office:value-type="string" calcext:value-type="string">
            <text:p>rs801489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5989" calcext:value-type="float">
            <text:p>201345989</text:p>
          </table:table-cell>
          <table:table-cell office:value-type="float" office:value="201345990" calcext:value-type="float">
            <text:p>201345990</text:p>
          </table:table-cell>
          <table:table-cell office:value-type="string" calcext:value-type="string">
            <text:p>rs368944022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029" calcext:value-type="float">
            <text:p>201346029</text:p>
          </table:table-cell>
          <table:table-cell office:value-type="float" office:value="201346030" calcext:value-type="float">
            <text:p>201346030</text:p>
          </table:table-cell>
          <table:table-cell office:value-type="string" calcext:value-type="string">
            <text:p>rs3775598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061" calcext:value-type="float">
            <text:p>201346061</text:p>
          </table:table-cell>
          <table:table-cell office:value-type="float" office:value="201346062" calcext:value-type="float">
            <text:p>201346062</text:p>
          </table:table-cell>
          <table:table-cell office:value-type="string" calcext:value-type="string">
            <text:p>rs14830558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228" calcext:value-type="float">
            <text:p>201346228</text:p>
          </table:table-cell>
          <table:table-cell office:value-type="float" office:value="201346229" calcext:value-type="float">
            <text:p>201346229</text:p>
          </table:table-cell>
          <table:table-cell office:value-type="string" calcext:value-type="string">
            <text:p>rs120360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hapmap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647" calcext:value-type="float">
            <text:p>201346647</text:p>
          </table:table-cell>
          <table:table-cell office:value-type="float" office:value="201346648" calcext:value-type="float">
            <text:p>201346648</text:p>
          </table:table-cell>
          <table:table-cell office:value-type="string" calcext:value-type="string">
            <text:p>rs3710834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748" calcext:value-type="float">
            <text:p>201346748</text:p>
          </table:table-cell>
          <table:table-cell office:value-type="float" office:value="201346749" calcext:value-type="float">
            <text:p>201346749</text:p>
          </table:table-cell>
          <table:table-cell office:value-type="string" calcext:value-type="string">
            <text:p>rs1118833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splic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821" calcext:value-type="float">
            <text:p>201346821</text:p>
          </table:table-cell>
          <table:table-cell office:value-type="float" office:value="201346822" calcext:value-type="float">
            <text:p>201346822</text:p>
          </table:table-cell>
          <table:table-cell office:value-type="string" calcext:value-type="string">
            <text:p>rs4559094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839" calcext:value-type="float">
            <text:p>201346839</text:p>
          </table:table-cell>
          <table:table-cell office:value-type="float" office:value="201346840" calcext:value-type="float">
            <text:p>201346840</text:p>
          </table:table-cell>
          <table:table-cell office:value-type="string" calcext:value-type="string">
            <text:p>rs456080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840" calcext:value-type="float">
            <text:p>201346840</text:p>
          </table:table-cell>
          <table:table-cell office:value-type="float" office:value="201346841" calcext:value-type="float">
            <text:p>201346841</text:p>
          </table:table-cell>
          <table:table-cell office:value-type="string" calcext:value-type="string">
            <text:p>rs454896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902" calcext:value-type="float">
            <text:p>201346902</text:p>
          </table:table-cell>
          <table:table-cell office:value-type="float" office:value="201346903" calcext:value-type="float">
            <text:p>201346903</text:p>
          </table:table-cell>
          <table:table-cell office:value-type="string" calcext:value-type="string">
            <text:p>rs37543119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913" calcext:value-type="float">
            <text:p>201346913</text:p>
          </table:table-cell>
          <table:table-cell office:value-type="float" office:value="201346914" calcext:value-type="float">
            <text:p>201346914</text:p>
          </table:table-cell>
          <table:table-cell office:value-type="string" calcext:value-type="string">
            <text:p>rs456257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6920" calcext:value-type="float">
            <text:p>201346920</text:p>
          </table:table-cell>
          <table:table-cell office:value-type="float" office:value="201346921" calcext:value-type="float">
            <text:p>201346921</text:p>
          </table:table-cell>
          <table:table-cell office:value-type="string" calcext:value-type="string">
            <text:p>rs1456661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047" calcext:value-type="float">
            <text:p>201347047</text:p>
          </table:table-cell>
          <table:table-cell office:value-type="float" office:value="201347048" calcext:value-type="float">
            <text:p>201347048</text:p>
          </table:table-cell>
          <table:table-cell office:value-type="string" calcext:value-type="string">
            <text:p>rs455295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061" calcext:value-type="float">
            <text:p>201347061</text:p>
          </table:table-cell>
          <table:table-cell office:value-type="float" office:value="201347062" calcext:value-type="float">
            <text:p>201347062</text:p>
          </table:table-cell>
          <table:table-cell office:value-type="string" calcext:value-type="string">
            <text:p>rs4560753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127" calcext:value-type="float">
            <text:p>201347127</text:p>
          </table:table-cell>
          <table:table-cell office:value-type="float" office:value="201347128" calcext:value-type="float">
            <text:p>201347128</text:p>
          </table:table-cell>
          <table:table-cell office:value-type="string" calcext:value-type="string">
            <text:p>rs3771863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7171" calcext:value-type="float">
            <text:p>201347171</text:p>
          </table:table-cell>
          <table:table-cell office:value-type="string" calcext:value-type="string">
            <text:p>rs368217792</text:p>
          </table:table-cell>
          <table:table-cell office:value-type="string" calcext:value-type="string">
            <text:p>in-de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266" calcext:value-type="float">
            <text:p>201347266</text:p>
          </table:table-cell>
          <table:table-cell office:value-type="float" office:value="201347267" calcext:value-type="float">
            <text:p>201347267</text:p>
          </table:table-cell>
          <table:table-cell office:value-type="string" calcext:value-type="string">
            <text:p>rs13840070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10" calcext:value-type="float">
            <text:p>201347310</text:p>
          </table:table-cell>
          <table:table-cell office:value-type="float" office:value="201347311" calcext:value-type="float">
            <text:p>201347311</text:p>
          </table:table-cell>
          <table:table-cell office:value-type="string" calcext:value-type="string">
            <text:p>rs14389349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14" calcext:value-type="float">
            <text:p>201347314</text:p>
          </table:table-cell>
          <table:table-cell office:value-type="float" office:value="201347315" calcext:value-type="float">
            <text:p>201347315</text:p>
          </table:table-cell>
          <table:table-cell office:value-type="string" calcext:value-type="string">
            <text:p>rs27996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26" calcext:value-type="float">
            <text:p>201347326</text:p>
          </table:table-cell>
          <table:table-cell office:value-type="float" office:value="201347327" calcext:value-type="float">
            <text:p>201347327</text:p>
          </table:table-cell>
          <table:table-cell office:value-type="string" calcext:value-type="string">
            <text:p>rs37007010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46" calcext:value-type="float">
            <text:p>201347346</text:p>
          </table:table-cell>
          <table:table-cell office:value-type="float" office:value="201347347" calcext:value-type="float">
            <text:p>201347347</text:p>
          </table:table-cell>
          <table:table-cell office:value-type="string" calcext:value-type="string">
            <text:p>rs18891590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70" calcext:value-type="float">
            <text:p>201347370</text:p>
          </table:table-cell>
          <table:table-cell office:value-type="float" office:value="201347371" calcext:value-type="float">
            <text:p>201347371</text:p>
          </table:table-cell>
          <table:table-cell office:value-type="string" calcext:value-type="string">
            <text:p>rs18245274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393" calcext:value-type="float">
            <text:p>201347393</text:p>
          </table:table-cell>
          <table:table-cell office:value-type="float" office:value="201347394" calcext:value-type="float">
            <text:p>201347394</text:p>
          </table:table-cell>
          <table:table-cell office:value-type="string" calcext:value-type="string">
            <text:p>rs1856617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426" calcext:value-type="float">
            <text:p>201347426</text:p>
          </table:table-cell>
          <table:table-cell office:value-type="float" office:value="201347427" calcext:value-type="float">
            <text:p>201347427</text:p>
          </table:table-cell>
          <table:table-cell office:value-type="string" calcext:value-type="string">
            <text:p>rs1473040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506" calcext:value-type="float">
            <text:p>201347506</text:p>
          </table:table-cell>
          <table:table-cell office:value-type="float" office:value="201347507" calcext:value-type="float">
            <text:p>201347507</text:p>
          </table:table-cell>
          <table:table-cell office:value-type="string" calcext:value-type="string">
            <text:p>rs5954108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549" calcext:value-type="float">
            <text:p>201347549</text:p>
          </table:table-cell>
          <table:table-cell office:value-type="float" office:value="201347550" calcext:value-type="float">
            <text:p>201347550</text:p>
          </table:table-cell>
          <table:table-cell office:value-type="string" calcext:value-type="string">
            <text:p>rs13921825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599" calcext:value-type="float">
            <text:p>201347599</text:p>
          </table:table-cell>
          <table:table-cell office:value-type="float" office:value="201347600" calcext:value-type="float">
            <text:p>201347600</text:p>
          </table:table-cell>
          <table:table-cell office:value-type="string" calcext:value-type="string">
            <text:p>rs14943863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622" calcext:value-type="float">
            <text:p>201347622</text:p>
          </table:table-cell>
          <table:table-cell office:value-type="float" office:value="201347623" calcext:value-type="float">
            <text:p>201347623</text:p>
          </table:table-cell>
          <table:table-cell office:value-type="string" calcext:value-type="string">
            <text:p>rs1448314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650" calcext:value-type="float">
            <text:p>201347650</text:p>
          </table:table-cell>
          <table:table-cell office:value-type="float" office:value="201347651" calcext:value-type="float">
            <text:p>201347651</text:p>
          </table:table-cell>
          <table:table-cell office:value-type="string" calcext:value-type="string">
            <text:p>rs37258687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661" calcext:value-type="float">
            <text:p>201347661</text:p>
          </table:table-cell>
          <table:table-cell office:value-type="float" office:value="201347662" calcext:value-type="float">
            <text:p>201347662</text:p>
          </table:table-cell>
          <table:table-cell office:value-type="string" calcext:value-type="string">
            <text:p>rs11660177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881" calcext:value-type="float">
            <text:p>201347881</text:p>
          </table:table-cell>
          <table:table-cell office:value-type="float" office:value="201347882" calcext:value-type="float">
            <text:p>201347882</text:p>
          </table:table-cell>
          <table:table-cell office:value-type="string" calcext:value-type="string">
            <text:p>rs11261930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895" calcext:value-type="float">
            <text:p>201347895</text:p>
          </table:table-cell>
          <table:table-cell office:value-type="float" office:value="201347896" calcext:value-type="float">
            <text:p>201347896</text:p>
          </table:table-cell>
          <table:table-cell office:value-type="string" calcext:value-type="string">
            <text:p>rs7544523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945" calcext:value-type="float">
            <text:p>201347945</text:p>
          </table:table-cell>
          <table:table-cell office:value-type="float" office:value="201347946" calcext:value-type="float">
            <text:p>201347946</text:p>
          </table:table-cell>
          <table:table-cell office:value-type="string" calcext:value-type="string">
            <text:p>rs49152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7951" calcext:value-type="float">
            <text:p>201347951</text:p>
          </table:table-cell>
          <table:table-cell office:value-type="float" office:value="201347952" calcext:value-type="float">
            <text:p>201347952</text:p>
          </table:table-cell>
          <table:table-cell office:value-type="string" calcext:value-type="string">
            <text:p>rs7903716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031" calcext:value-type="float">
            <text:p>201348031</text:p>
          </table:table-cell>
          <table:table-cell office:value-type="float" office:value="201348032" calcext:value-type="float">
            <text:p>201348032</text:p>
          </table:table-cell>
          <table:table-cell office:value-type="string" calcext:value-type="string">
            <text:p>rs800612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042" calcext:value-type="float">
            <text:p>201348042</text:p>
          </table:table-cell>
          <table:table-cell office:value-type="float" office:value="201348043" calcext:value-type="float">
            <text:p>201348043</text:p>
          </table:table-cell>
          <table:table-cell office:value-type="string" calcext:value-type="string">
            <text:p>rs279968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042" calcext:value-type="float">
            <text:p>201348042</text:p>
          </table:table-cell>
          <table:table-cell office:value-type="float" office:value="201348045" calcext:value-type="float">
            <text:p>201348045</text:p>
          </table:table-cell>
          <table:table-cell office:value-type="string" calcext:value-type="string">
            <text:p>rs71582056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ds-in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044" calcext:value-type="float">
            <text:p>201348044</text:p>
          </table:table-cell>
          <table:table-cell office:value-type="float" office:value="201348045" calcext:value-type="float">
            <text:p>201348045</text:p>
          </table:table-cell>
          <table:table-cell office:value-type="string" calcext:value-type="string">
            <text:p>rs279968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053" calcext:value-type="float">
            <text:p>201348053</text:p>
          </table:table-cell>
          <table:table-cell office:value-type="float" office:value="201348054" calcext:value-type="float">
            <text:p>201348054</text:p>
          </table:table-cell>
          <table:table-cell office:value-type="string" calcext:value-type="string">
            <text:p>rs14592308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179" calcext:value-type="float">
            <text:p>201348179</text:p>
          </table:table-cell>
          <table:table-cell office:value-type="float" office:value="201348180" calcext:value-type="float">
            <text:p>201348180</text:p>
          </table:table-cell>
          <table:table-cell office:value-type="string" calcext:value-type="string">
            <text:p>rs19056758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44" calcext:value-type="float">
            <text:p>201348244</text:p>
          </table:table-cell>
          <table:table-cell office:value-type="float" office:value="201348245" calcext:value-type="float">
            <text:p>201348245</text:p>
          </table:table-cell>
          <table:table-cell office:value-type="string" calcext:value-type="string">
            <text:p>rs279968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47" calcext:value-type="float">
            <text:p>201348247</text:p>
          </table:table-cell>
          <table:table-cell office:value-type="float" office:value="201348248" calcext:value-type="float">
            <text:p>201348248</text:p>
          </table:table-cell>
          <table:table-cell office:value-type="string" calcext:value-type="string">
            <text:p>rs27996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61" calcext:value-type="float">
            <text:p>201348261</text:p>
          </table:table-cell>
          <table:table-cell office:value-type="float" office:value="201348262" calcext:value-type="float">
            <text:p>201348262</text:p>
          </table:table-cell>
          <table:table-cell office:value-type="string" calcext:value-type="string">
            <text:p>rs9466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61" calcext:value-type="float">
            <text:p>201348261</text:p>
          </table:table-cell>
          <table:table-cell office:value-type="float" office:value="201348263" calcext:value-type="float">
            <text:p>201348263</text:p>
          </table:table-cell>
          <table:table-cell office:value-type="string" calcext:value-type="string">
            <text:p>rs71493200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62" calcext:value-type="float">
            <text:p>201348262</text:p>
          </table:table-cell>
          <table:table-cell office:value-type="float" office:value="201348263" calcext:value-type="float">
            <text:p>201348263</text:p>
          </table:table-cell>
          <table:table-cell office:value-type="string" calcext:value-type="string">
            <text:p>rs94663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292" calcext:value-type="float">
            <text:p>201348292</text:p>
          </table:table-cell>
          <table:table-cell office:value-type="float" office:value="201348293" calcext:value-type="float">
            <text:p>201348293</text:p>
          </table:table-cell>
          <table:table-cell office:value-type="string" calcext:value-type="string">
            <text:p>rs3696360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307" calcext:value-type="float">
            <text:p>201348307</text:p>
          </table:table-cell>
          <table:table-cell office:value-type="float" office:value="201348308" calcext:value-type="float">
            <text:p>201348308</text:p>
          </table:table-cell>
          <table:table-cell office:value-type="string" calcext:value-type="string">
            <text:p>rs3713621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321" calcext:value-type="float">
            <text:p>201348321</text:p>
          </table:table-cell>
          <table:table-cell office:value-type="float" office:value="201348322" calcext:value-type="float">
            <text:p>201348322</text:p>
          </table:table-cell>
          <table:table-cell office:value-type="string" calcext:value-type="string">
            <text:p>rs18103486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322" calcext:value-type="float">
            <text:p>201348322</text:p>
          </table:table-cell>
          <table:table-cell office:value-type="float" office:value="201348323" calcext:value-type="float">
            <text:p>201348323</text:p>
          </table:table-cell>
          <table:table-cell office:value-type="string" calcext:value-type="string">
            <text:p>rs1398697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342" calcext:value-type="float">
            <text:p>201348342</text:p>
          </table:table-cell>
          <table:table-cell office:value-type="float" office:value="201348343" calcext:value-type="float">
            <text:p>201348343</text:p>
          </table:table-cell>
          <table:table-cell office:value-type="string" calcext:value-type="string">
            <text:p>rs279969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360" calcext:value-type="float">
            <text:p>201348360</text:p>
          </table:table-cell>
          <table:table-cell office:value-type="float" office:value="201348361" calcext:value-type="float">
            <text:p>201348361</text:p>
          </table:table-cell>
          <table:table-cell office:value-type="string" calcext:value-type="string">
            <text:p>rs1432337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8434" calcext:value-type="float">
            <text:p>201348434</text:p>
          </table:table-cell>
          <table:table-cell office:value-type="string" calcext:value-type="string">
            <text:p>rs139337997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8435" calcext:value-type="float">
            <text:p>201348435</text:p>
          </table:table-cell>
          <table:table-cell office:value-type="string" calcext:value-type="string">
            <text:p>rs371389887</text:p>
          </table:table-cell>
          <table:table-cell office:value-type="string" calcext:value-type="string">
            <text:p>in-de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8439" calcext:value-type="float">
            <text:p>201348439</text:p>
          </table:table-cell>
          <table:table-cell office:value-type="string" calcext:value-type="string">
            <text:p>rs71666352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583" calcext:value-type="float">
            <text:p>201348583</text:p>
          </table:table-cell>
          <table:table-cell office:value-type="float" office:value="201348584" calcext:value-type="float">
            <text:p>201348584</text:p>
          </table:table-cell>
          <table:table-cell office:value-type="string" calcext:value-type="string">
            <text:p>rs11670407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635" calcext:value-type="float">
            <text:p>201348635</text:p>
          </table:table-cell>
          <table:table-cell office:value-type="float" office:value="201348636" calcext:value-type="float">
            <text:p>201348636</text:p>
          </table:table-cell>
          <table:table-cell office:value-type="string" calcext:value-type="string">
            <text:p>rs762150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636" calcext:value-type="float">
            <text:p>201348636</text:p>
          </table:table-cell>
          <table:table-cell office:value-type="float" office:value="201348637" calcext:value-type="float">
            <text:p>201348637</text:p>
          </table:table-cell>
          <table:table-cell office:value-type="string" calcext:value-type="string">
            <text:p>rs1467319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638" calcext:value-type="float">
            <text:p>201348638</text:p>
          </table:table-cell>
          <table:table-cell office:value-type="float" office:value="201348639" calcext:value-type="float">
            <text:p>201348639</text:p>
          </table:table-cell>
          <table:table-cell office:value-type="string" calcext:value-type="string">
            <text:p>rs37639582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656" calcext:value-type="float">
            <text:p>201348656</text:p>
          </table:table-cell>
          <table:table-cell office:value-type="float" office:value="201348657" calcext:value-type="float">
            <text:p>201348657</text:p>
          </table:table-cell>
          <table:table-cell office:value-type="string" calcext:value-type="string">
            <text:p>rs1204844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671" calcext:value-type="float">
            <text:p>201348671</text:p>
          </table:table-cell>
          <table:table-cell office:value-type="float" office:value="201348672" calcext:value-type="float">
            <text:p>201348672</text:p>
          </table:table-cell>
          <table:table-cell office:value-type="string" calcext:value-type="string">
            <text:p>rs11668560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738" calcext:value-type="float">
            <text:p>201348738</text:p>
          </table:table-cell>
          <table:table-cell office:value-type="float" office:value="201348739" calcext:value-type="float">
            <text:p>201348739</text:p>
          </table:table-cell>
          <table:table-cell office:value-type="string" calcext:value-type="string">
            <text:p>rs18506405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8764" calcext:value-type="float">
            <text:p>201348764</text:p>
          </table:table-cell>
          <table:table-cell office:value-type="string" calcext:value-type="string">
            <text:p>rs36072734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773" calcext:value-type="float">
            <text:p>201348773</text:p>
          </table:table-cell>
          <table:table-cell office:value-type="float" office:value="201348774" calcext:value-type="float">
            <text:p>201348774</text:p>
          </table:table-cell>
          <table:table-cell office:value-type="string" calcext:value-type="string">
            <text:p>rs61587553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near-gene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865" calcext:value-type="float">
            <text:p>201348865</text:p>
          </table:table-cell>
          <table:table-cell office:value-type="float" office:value="201348866" calcext:value-type="float">
            <text:p>201348866</text:p>
          </table:table-cell>
          <table:table-cell office:value-type="string" calcext:value-type="string">
            <text:p>rs14996557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930" calcext:value-type="float">
            <text:p>201348930</text:p>
          </table:table-cell>
          <table:table-cell office:value-type="float" office:value="201348931" calcext:value-type="float">
            <text:p>201348931</text:p>
          </table:table-cell>
          <table:table-cell office:value-type="string" calcext:value-type="string">
            <text:p>rs7583150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8984" calcext:value-type="float">
            <text:p>201348984</text:p>
          </table:table-cell>
          <table:table-cell office:value-type="float" office:value="201348985" calcext:value-type="float">
            <text:p>201348985</text:p>
          </table:table-cell>
          <table:table-cell office:value-type="string" calcext:value-type="string">
            <text:p>rs373709894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023" calcext:value-type="float">
            <text:p>201349023</text:p>
          </table:table-cell>
          <table:table-cell office:value-type="float" office:value="201349024" calcext:value-type="float">
            <text:p>201349024</text:p>
          </table:table-cell>
          <table:table-cell office:value-type="string" calcext:value-type="string">
            <text:p>rs1203525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027" calcext:value-type="float">
            <text:p>201349027</text:p>
          </table:table-cell>
          <table:table-cell office:value-type="float" office:value="201349028" calcext:value-type="float">
            <text:p>201349028</text:p>
          </table:table-cell>
          <table:table-cell office:value-type="string" calcext:value-type="string">
            <text:p>rs14507980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042" calcext:value-type="float">
            <text:p>201349042</text:p>
          </table:table-cell>
          <table:table-cell office:value-type="float" office:value="201349043" calcext:value-type="float">
            <text:p>201349043</text:p>
          </table:table-cell>
          <table:table-cell office:value-type="string" calcext:value-type="string">
            <text:p>rs377482303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133" calcext:value-type="float">
            <text:p>201349133</text:p>
          </table:table-cell>
          <table:table-cell office:value-type="float" office:value="201349134" calcext:value-type="float">
            <text:p>201349134</text:p>
          </table:table-cell>
          <table:table-cell office:value-type="string" calcext:value-type="string">
            <text:p>rs370518866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9208" calcext:value-type="float">
            <text:p>201349208</text:p>
          </table:table-cell>
          <table:table-cell office:value-type="string" calcext:value-type="string">
            <text:p>rs367870661</text:p>
          </table:table-cell>
          <table:table-cell office:value-type="string" calcext:value-type="string">
            <text:p>in-de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257" calcext:value-type="float">
            <text:p>201349257</text:p>
          </table:table-cell>
          <table:table-cell office:value-type="float" office:value="201349258" calcext:value-type="float">
            <text:p>201349258</text:p>
          </table:table-cell>
          <table:table-cell office:value-type="string" calcext:value-type="string">
            <text:p>rs120353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268" calcext:value-type="float">
            <text:p>201349268</text:p>
          </table:table-cell>
          <table:table-cell office:value-type="float" office:value="201349269" calcext:value-type="float">
            <text:p>201349269</text:p>
          </table:table-cell>
          <table:table-cell office:value-type="string" calcext:value-type="string">
            <text:p>rs149825713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379" calcext:value-type="float">
            <text:p>201349379</text:p>
          </table:table-cell>
          <table:table-cell office:value-type="float" office:value="201349380" calcext:value-type="float">
            <text:p>201349380</text:p>
          </table:table-cell>
          <table:table-cell office:value-type="string" calcext:value-type="string">
            <text:p>rs371025869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517" calcext:value-type="float">
            <text:p>201349517</text:p>
          </table:table-cell>
          <table:table-cell office:value-type="float" office:value="201349518" calcext:value-type="float">
            <text:p>201349518</text:p>
          </table:table-cell>
          <table:table-cell office:value-type="string" calcext:value-type="string">
            <text:p>rs14894067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567" calcext:value-type="float">
            <text:p>201349567</text:p>
          </table:table-cell>
          <table:table-cell office:value-type="float" office:value="201349568" calcext:value-type="float">
            <text:p>201349568</text:p>
          </table:table-cell>
          <table:table-cell office:value-type="string" calcext:value-type="string">
            <text:p>rs1159310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571" calcext:value-type="float">
            <text:p>201349571</text:p>
          </table:table-cell>
          <table:table-cell office:value-type="float" office:value="201349572" calcext:value-type="float">
            <text:p>201349572</text:p>
          </table:table-cell>
          <table:table-cell office:value-type="string" calcext:value-type="string">
            <text:p>rs374684241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615" calcext:value-type="float">
            <text:p>201349615</text:p>
          </table:table-cell>
          <table:table-cell office:value-type="float" office:value="201349616" calcext:value-type="float">
            <text:p>201349616</text:p>
          </table:table-cell>
          <table:table-cell office:value-type="string" calcext:value-type="string">
            <text:p>rs66795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2hit-2allele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669" calcext:value-type="float">
            <text:p>201349669</text:p>
          </table:table-cell>
          <table:table-cell office:value-type="float" office:value="201349670" calcext:value-type="float">
            <text:p>201349670</text:p>
          </table:table-cell>
          <table:table-cell office:value-type="string" calcext:value-type="string">
            <text:p>rs576282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723" calcext:value-type="float">
            <text:p>201349723</text:p>
          </table:table-cell>
          <table:table-cell office:value-type="float" office:value="201349724" calcext:value-type="float">
            <text:p>201349724</text:p>
          </table:table-cell>
          <table:table-cell office:value-type="string" calcext:value-type="string">
            <text:p>rs1810465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724" calcext:value-type="float">
            <text:p>201349724</text:p>
          </table:table-cell>
          <table:table-cell office:value-type="float" office:value="201349725" calcext:value-type="float">
            <text:p>201349725</text:p>
          </table:table-cell>
          <table:table-cell office:value-type="string" calcext:value-type="string">
            <text:p>rs670395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2hit-2allele,by-hapmap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740" calcext:value-type="float">
            <text:p>201349740</text:p>
          </table:table-cell>
          <table:table-cell office:value-type="float" office:value="201349741" calcext:value-type="float">
            <text:p>201349741</text:p>
          </table:table-cell>
          <table:table-cell office:value-type="string" calcext:value-type="string">
            <text:p>rs787193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841" calcext:value-type="float">
            <text:p>201349841</text:p>
          </table:table-cell>
          <table:table-cell office:value-type="float" office:value="201349842" calcext:value-type="float">
            <text:p>201349842</text:p>
          </table:table-cell>
          <table:table-cell office:value-type="string" calcext:value-type="string">
            <text:p>rs3757033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913" calcext:value-type="float">
            <text:p>201349913</text:p>
          </table:table-cell>
          <table:table-cell office:value-type="float" office:value="201349914" calcext:value-type="float">
            <text:p>201349914</text:p>
          </table:table-cell>
          <table:table-cell office:value-type="string" calcext:value-type="string">
            <text:p>rs454639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931" calcext:value-type="float">
            <text:p>201349931</text:p>
          </table:table-cell>
          <table:table-cell office:value-type="float" office:value="201349932" calcext:value-type="float">
            <text:p>201349932</text:p>
          </table:table-cell>
          <table:table-cell office:value-type="string" calcext:value-type="string">
            <text:p>rs3718043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ar-gene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49989" calcext:value-type="float">
            <text:p>201349989</text:p>
          </table:table-cell>
          <table:table-cell office:value-type="float" office:value="201349990" calcext:value-type="float">
            <text:p>201349990</text:p>
          </table:table-cell>
          <table:table-cell office:value-type="string" calcext:value-type="string">
            <text:p>rs18591935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49995" calcext:value-type="float">
            <text:p>201349995</text:p>
          </table:table-cell>
          <table:table-cell office:value-type="string" calcext:value-type="string">
            <text:p>rs370930535</text:p>
          </table:table-cell>
          <table:table-cell office:value-type="string" calcext:value-type="string">
            <text:p>in-de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027" calcext:value-type="float">
            <text:p>201350027</text:p>
          </table:table-cell>
          <table:table-cell office:value-type="float" office:value="201350028" calcext:value-type="float">
            <text:p>201350028</text:p>
          </table:table-cell>
          <table:table-cell office:value-type="string" calcext:value-type="string">
            <text:p>rs1914770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081" calcext:value-type="float">
            <text:p>201350081</text:p>
          </table:table-cell>
          <table:table-cell office:value-type="float" office:value="201350082" calcext:value-type="float">
            <text:p>201350082</text:p>
          </table:table-cell>
          <table:table-cell office:value-type="string" calcext:value-type="string">
            <text:p>rs168484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151" calcext:value-type="float">
            <text:p>201350151</text:p>
          </table:table-cell>
          <table:table-cell office:value-type="float" office:value="201350152" calcext:value-type="float">
            <text:p>201350152</text:p>
          </table:table-cell>
          <table:table-cell office:value-type="string" calcext:value-type="string">
            <text:p>rs1436619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315" calcext:value-type="float">
            <text:p>201350315</text:p>
          </table:table-cell>
          <table:table-cell office:value-type="float" office:value="201350316" calcext:value-type="float">
            <text:p>201350316</text:p>
          </table:table-cell>
          <table:table-cell office:value-type="string" calcext:value-type="string">
            <text:p>rs37172047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416" calcext:value-type="float">
            <text:p>201350416</text:p>
          </table:table-cell>
          <table:table-cell office:value-type="float" office:value="201350417" calcext:value-type="float">
            <text:p>201350417</text:p>
          </table:table-cell>
          <table:table-cell office:value-type="string" calcext:value-type="string">
            <text:p>rs34525008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497" calcext:value-type="float">
            <text:p>201350497</text:p>
          </table:table-cell>
          <table:table-cell office:value-type="float" office:value="201350498" calcext:value-type="float">
            <text:p>201350498</text:p>
          </table:table-cell>
          <table:table-cell office:value-type="string" calcext:value-type="string">
            <text:p>rs11283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499" calcext:value-type="float">
            <text:p>201350499</text:p>
          </table:table-cell>
          <table:table-cell office:value-type="float" office:value="201350500" calcext:value-type="float">
            <text:p>201350500</text:p>
          </table:table-cell>
          <table:table-cell office:value-type="string" calcext:value-type="string">
            <text:p>rs18358454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519" calcext:value-type="float">
            <text:p>201350519</text:p>
          </table:table-cell>
          <table:table-cell office:value-type="float" office:value="201350520" calcext:value-type="float">
            <text:p>201350520</text:p>
          </table:table-cell>
          <table:table-cell office:value-type="string" calcext:value-type="string">
            <text:p>rs4130505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532" calcext:value-type="float">
            <text:p>201350532</text:p>
          </table:table-cell>
          <table:table-cell office:value-type="float" office:value="201350533" calcext:value-type="float">
            <text:p>201350533</text:p>
          </table:table-cell>
          <table:table-cell office:value-type="string" calcext:value-type="string">
            <text:p>rs1207896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665" calcext:value-type="float">
            <text:p>201350665</text:p>
          </table:table-cell>
          <table:table-cell office:value-type="float" office:value="201350666" calcext:value-type="float">
            <text:p>201350666</text:p>
          </table:table-cell>
          <table:table-cell office:value-type="string" calcext:value-type="string">
            <text:p>rs1092018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672" calcext:value-type="float">
            <text:p>201350672</text:p>
          </table:table-cell>
          <table:table-cell office:value-type="float" office:value="201350673" calcext:value-type="float">
            <text:p>201350673</text:p>
          </table:table-cell>
          <table:table-cell office:value-type="string" calcext:value-type="string">
            <text:p>rs37675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806" calcext:value-type="float">
            <text:p>201350806</text:p>
          </table:table-cell>
          <table:table-cell office:value-type="float" office:value="201350807" calcext:value-type="float">
            <text:p>201350807</text:p>
          </table:table-cell>
          <table:table-cell office:value-type="string" calcext:value-type="string">
            <text:p>rs14650716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50875" calcext:value-type="float">
            <text:p>201350875</text:p>
          </table:table-cell>
          <table:table-cell office:value-type="string" calcext:value-type="string">
            <text:p>rs34160165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901" calcext:value-type="float">
            <text:p>201350901</text:p>
          </table:table-cell>
          <table:table-cell office:value-type="float" office:value="201350902" calcext:value-type="float">
            <text:p>201350902</text:p>
          </table:table-cell>
          <table:table-cell office:value-type="string" calcext:value-type="string">
            <text:p>rs10715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905" calcext:value-type="float">
            <text:p>201350905</text:p>
          </table:table-cell>
          <table:table-cell office:value-type="float" office:value="201350906" calcext:value-type="float">
            <text:p>201350906</text:p>
          </table:table-cell>
          <table:table-cell office:value-type="string" calcext:value-type="string">
            <text:p>rs107158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968" calcext:value-type="float">
            <text:p>201350968</text:p>
          </table:table-cell>
          <table:table-cell office:value-type="float" office:value="201350969" calcext:value-type="float">
            <text:p>201350969</text:p>
          </table:table-cell>
          <table:table-cell office:value-type="string" calcext:value-type="string">
            <text:p>rs3759193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0982" calcext:value-type="float">
            <text:p>201350982</text:p>
          </table:table-cell>
          <table:table-cell office:value-type="float" office:value="201350983" calcext:value-type="float">
            <text:p>201350983</text:p>
          </table:table-cell>
          <table:table-cell office:value-type="string" calcext:value-type="string">
            <text:p>rs168484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06" calcext:value-type="float">
            <text:p>201351006</text:p>
          </table:table-cell>
          <table:table-cell office:value-type="float" office:value="201351007" calcext:value-type="float">
            <text:p>201351007</text:p>
          </table:table-cell>
          <table:table-cell office:value-type="string" calcext:value-type="string">
            <text:p>rs37420400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07" calcext:value-type="float">
            <text:p>201351007</text:p>
          </table:table-cell>
          <table:table-cell office:value-type="float" office:value="201351008" calcext:value-type="float">
            <text:p>201351008</text:p>
          </table:table-cell>
          <table:table-cell office:value-type="string" calcext:value-type="string">
            <text:p>rs36871824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12" calcext:value-type="float">
            <text:p>201351012</text:p>
          </table:table-cell>
          <table:table-cell office:value-type="float" office:value="201351013" calcext:value-type="float">
            <text:p>201351013</text:p>
          </table:table-cell>
          <table:table-cell office:value-type="string" calcext:value-type="string">
            <text:p>rs1153949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translated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23" calcext:value-type="float">
            <text:p>201351023</text:p>
          </table:table-cell>
          <table:table-cell office:value-type="float" office:value="201351024" calcext:value-type="float">
            <text:p>201351024</text:p>
          </table:table-cell>
          <table:table-cell office:value-type="string" calcext:value-type="string">
            <text:p>rs37138579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29" calcext:value-type="float">
            <text:p>201351029</text:p>
          </table:table-cell>
          <table:table-cell office:value-type="float" office:value="201351030" calcext:value-type="float">
            <text:p>201351030</text:p>
          </table:table-cell>
          <table:table-cell office:value-type="string" calcext:value-type="string">
            <text:p>rs111044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hapmap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56" calcext:value-type="float">
            <text:p>201351056</text:p>
          </table:table-cell>
          <table:table-cell office:value-type="float" office:value="201351057" calcext:value-type="float">
            <text:p>201351057</text:p>
          </table:table-cell>
          <table:table-cell office:value-type="string" calcext:value-type="string">
            <text:p>rs3745826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79" calcext:value-type="float">
            <text:p>201351079</text:p>
          </table:table-cell>
          <table:table-cell office:value-type="float" office:value="201351080" calcext:value-type="float">
            <text:p>201351080</text:p>
          </table:table-cell>
          <table:table-cell office:value-type="string" calcext:value-type="string">
            <text:p>rs1392803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098" calcext:value-type="float">
            <text:p>201351098</text:p>
          </table:table-cell>
          <table:table-cell office:value-type="float" office:value="201351099" calcext:value-type="float">
            <text:p>201351099</text:p>
          </table:table-cell>
          <table:table-cell office:value-type="string" calcext:value-type="string">
            <text:p>rs3755480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190" calcext:value-type="float">
            <text:p>201351190</text:p>
          </table:table-cell>
          <table:table-cell office:value-type="float" office:value="201351191" calcext:value-type="float">
            <text:p>201351191</text:p>
          </table:table-cell>
          <table:table-cell office:value-type="string" calcext:value-type="string">
            <text:p>rs1889259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278" calcext:value-type="float">
            <text:p>201351278</text:p>
          </table:table-cell>
          <table:table-cell office:value-type="float" office:value="201351279" calcext:value-type="float">
            <text:p>201351279</text:p>
          </table:table-cell>
          <table:table-cell office:value-type="string" calcext:value-type="string">
            <text:p>rs36946533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12" calcext:value-type="float">
            <text:p>201351312</text:p>
          </table:table-cell>
          <table:table-cell office:value-type="float" office:value="201351313" calcext:value-type="float">
            <text:p>201351313</text:p>
          </table:table-cell>
          <table:table-cell office:value-type="string" calcext:value-type="string">
            <text:p>rs1138088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28" calcext:value-type="float">
            <text:p>201351328</text:p>
          </table:table-cell>
          <table:table-cell office:value-type="float" office:value="201351329" calcext:value-type="float">
            <text:p>201351329</text:p>
          </table:table-cell>
          <table:table-cell office:value-type="string" calcext:value-type="string">
            <text:p>rs3683787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35" calcext:value-type="float">
            <text:p>201351335</text:p>
          </table:table-cell>
          <table:table-cell office:value-type="float" office:value="201351336" calcext:value-type="float">
            <text:p>201351336</text:p>
          </table:table-cell>
          <table:table-cell office:value-type="string" calcext:value-type="string">
            <text:p>rs19994314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36" calcext:value-type="float">
            <text:p>201351336</text:p>
          </table:table-cell>
          <table:table-cell office:value-type="float" office:value="201351337" calcext:value-type="float">
            <text:p>201351337</text:p>
          </table:table-cell>
          <table:table-cell office:value-type="string" calcext:value-type="string">
            <text:p>rs1114893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37" calcext:value-type="float">
            <text:p>201351337</text:p>
          </table:table-cell>
          <table:table-cell office:value-type="float" office:value="201351338" calcext:value-type="float">
            <text:p>201351338</text:p>
          </table:table-cell>
          <table:table-cell office:value-type="string" calcext:value-type="string">
            <text:p>rs3681236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38" calcext:value-type="float">
            <text:p>201351338</text:p>
          </table:table-cell>
          <table:table-cell office:value-type="float" office:value="201351339" calcext:value-type="float">
            <text:p>201351339</text:p>
          </table:table-cell>
          <table:table-cell office:value-type="string" calcext:value-type="string">
            <text:p>rs2018653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47" calcext:value-type="float">
            <text:p>201351347</text:p>
          </table:table-cell>
          <table:table-cell office:value-type="float" office:value="201351348" calcext:value-type="float">
            <text:p>201351348</text:p>
          </table:table-cell>
          <table:table-cell office:value-type="string" calcext:value-type="string">
            <text:p>rs36791049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49" calcext:value-type="float">
            <text:p>201351349</text:p>
          </table:table-cell>
          <table:table-cell office:value-type="float" office:value="201351350" calcext:value-type="float">
            <text:p>201351350</text:p>
          </table:table-cell>
          <table:table-cell office:value-type="string" calcext:value-type="string">
            <text:p>rs37145596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50" calcext:value-type="float">
            <text:p>201351350</text:p>
          </table:table-cell>
          <table:table-cell office:value-type="float" office:value="201351351" calcext:value-type="float">
            <text:p>201351351</text:p>
          </table:table-cell>
          <table:table-cell office:value-type="string" calcext:value-type="string">
            <text:p>rs2010126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76" calcext:value-type="float">
            <text:p>201351376</text:p>
          </table:table-cell>
          <table:table-cell office:value-type="float" office:value="201351377" calcext:value-type="float">
            <text:p>201351377</text:p>
          </table:table-cell>
          <table:table-cell office:value-type="string" calcext:value-type="string">
            <text:p>rs36991600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384" calcext:value-type="float">
            <text:p>201351384</text:p>
          </table:table-cell>
          <table:table-cell office:value-type="float" office:value="201351385" calcext:value-type="float">
            <text:p>201351385</text:p>
          </table:table-cell>
          <table:table-cell office:value-type="string" calcext:value-type="string">
            <text:p>rs1475387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20" calcext:value-type="float">
            <text:p>201351420</text:p>
          </table:table-cell>
          <table:table-cell office:value-type="float" office:value="201351421" calcext:value-type="float">
            <text:p>201351421</text:p>
          </table:table-cell>
          <table:table-cell office:value-type="string" calcext:value-type="string">
            <text:p>rs22758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hapmap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22" calcext:value-type="float">
            <text:p>201351422</text:p>
          </table:table-cell>
          <table:table-cell office:value-type="float" office:value="201351423" calcext:value-type="float">
            <text:p>201351423</text:p>
          </table:table-cell>
          <table:table-cell office:value-type="string" calcext:value-type="string">
            <text:p>rs1487608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28" calcext:value-type="float">
            <text:p>201351428</text:p>
          </table:table-cell>
          <table:table-cell office:value-type="float" office:value="201351429" calcext:value-type="float">
            <text:p>201351429</text:p>
          </table:table-cell>
          <table:table-cell office:value-type="string" calcext:value-type="string">
            <text:p>rs1153949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32" calcext:value-type="float">
            <text:p>201351432</text:p>
          </table:table-cell>
          <table:table-cell office:value-type="float" office:value="201351433" calcext:value-type="float">
            <text:p>201351433</text:p>
          </table:table-cell>
          <table:table-cell office:value-type="string" calcext:value-type="string">
            <text:p>rs20199585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41" calcext:value-type="float">
            <text:p>201351441</text:p>
          </table:table-cell>
          <table:table-cell office:value-type="float" office:value="201351442" calcext:value-type="float">
            <text:p>201351442</text:p>
          </table:table-cell>
          <table:table-cell office:value-type="string" calcext:value-type="string">
            <text:p>rs2018318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51" calcext:value-type="float">
            <text:p>201351451</text:p>
          </table:table-cell>
          <table:table-cell office:value-type="float" office:value="201351452" calcext:value-type="float">
            <text:p>201351452</text:p>
          </table:table-cell>
          <table:table-cell office:value-type="string" calcext:value-type="string">
            <text:p>rs2014187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coding-sy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499" calcext:value-type="float">
            <text:p>201351499</text:p>
          </table:table-cell>
          <table:table-cell office:value-type="float" office:value="201351500" calcext:value-type="float">
            <text:p>201351500</text:p>
          </table:table-cell>
          <table:table-cell office:value-type="string" calcext:value-type="string">
            <text:p>rs36963245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509" calcext:value-type="float">
            <text:p>201351509</text:p>
          </table:table-cell>
          <table:table-cell office:value-type="float" office:value="201351510" calcext:value-type="float">
            <text:p>201351510</text:p>
          </table:table-cell>
          <table:table-cell office:value-type="string" calcext:value-type="string">
            <text:p>rs37186634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557" calcext:value-type="float">
            <text:p>201351557</text:p>
          </table:table-cell>
          <table:table-cell office:value-type="float" office:value="201351558" calcext:value-type="float">
            <text:p>201351558</text:p>
          </table:table-cell>
          <table:table-cell office:value-type="string" calcext:value-type="string">
            <text:p>rs11451897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589" calcext:value-type="float">
            <text:p>201351589</text:p>
          </table:table-cell>
          <table:table-cell office:value-type="float" office:value="201351590" calcext:value-type="float">
            <text:p>201351590</text:p>
          </table:table-cell>
          <table:table-cell office:value-type="string" calcext:value-type="string">
            <text:p>rs11509681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638" calcext:value-type="float">
            <text:p>201351638</text:p>
          </table:table-cell>
          <table:table-cell office:value-type="float" office:value="201351639" calcext:value-type="float">
            <text:p>201351639</text:p>
          </table:table-cell>
          <table:table-cell office:value-type="string" calcext:value-type="string">
            <text:p>rs1509177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643" calcext:value-type="float">
            <text:p>201351643</text:p>
          </table:table-cell>
          <table:table-cell office:value-type="float" office:value="201351644" calcext:value-type="float">
            <text:p>201351644</text:p>
          </table:table-cell>
          <table:table-cell office:value-type="string" calcext:value-type="string">
            <text:p>rs1383289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51644" calcext:value-type="float">
            <text:p>201351644</text:p>
          </table:table-cell>
          <table:table-cell office:value-type="string" calcext:value-type="string">
            <text:p>rs3831363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652" calcext:value-type="float">
            <text:p>201351652</text:p>
          </table:table-cell>
          <table:table-cell office:value-type="float" office:value="201351653" calcext:value-type="float">
            <text:p>201351653</text:p>
          </table:table-cell>
          <table:table-cell office:value-type="string" calcext:value-type="string">
            <text:p>rs14962966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764" calcext:value-type="float">
            <text:p>201351764</text:p>
          </table:table-cell>
          <table:table-cell office:value-type="float" office:value="201351765" calcext:value-type="float">
            <text:p>201351765</text:p>
          </table:table-cell>
          <table:table-cell office:value-type="string" calcext:value-type="string">
            <text:p>rs20193131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769" calcext:value-type="float">
            <text:p>201351769</text:p>
          </table:table-cell>
          <table:table-cell office:value-type="float" office:value="201351770" calcext:value-type="float">
            <text:p>201351770</text:p>
          </table:table-cell>
          <table:table-cell office:value-type="string" calcext:value-type="string">
            <text:p>rs37305845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786" calcext:value-type="float">
            <text:p>201351786</text:p>
          </table:table-cell>
          <table:table-cell office:value-type="float" office:value="201351787" calcext:value-type="float">
            <text:p>201351787</text:p>
          </table:table-cell>
          <table:table-cell office:value-type="string" calcext:value-type="string">
            <text:p>rs13979788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1915" calcext:value-type="float">
            <text:p>201351915</text:p>
          </table:table-cell>
          <table:table-cell office:value-type="float" office:value="201351916" calcext:value-type="float">
            <text:p>201351916</text:p>
          </table:table-cell>
          <table:table-cell office:value-type="string" calcext:value-type="string">
            <text:p>rs3697938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table:number-columns-repeated="2" office:value-type="float" office:value="201352001" calcext:value-type="float">
            <text:p>201352001</text:p>
          </table:table-cell>
          <table:table-cell office:value-type="string" calcext:value-type="string">
            <text:p>rs35796636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079" calcext:value-type="float">
            <text:p>201352079</text:p>
          </table:table-cell>
          <table:table-cell office:value-type="float" office:value="201352080" calcext:value-type="float">
            <text:p>201352080</text:p>
          </table:table-cell>
          <table:table-cell office:value-type="string" calcext:value-type="string">
            <text:p>rs7273763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091" calcext:value-type="float">
            <text:p>201352091</text:p>
          </table:table-cell>
          <table:table-cell office:value-type="float" office:value="201352095" calcext:value-type="float">
            <text:p>201352095</text:p>
          </table:table-cell>
          <table:table-cell office:value-type="string" calcext:value-type="string">
            <text:p>rs71958431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097" calcext:value-type="float">
            <text:p>201352097</text:p>
          </table:table-cell>
          <table:table-cell office:value-type="float" office:value="201352098" calcext:value-type="float">
            <text:p>201352098</text:p>
          </table:table-cell>
          <table:table-cell office:value-type="string" calcext:value-type="string">
            <text:p>rs59925995</text:p>
          </table:table-cell>
          <table:table-cell office:value-type="string" calcext:value-type="string">
            <text:p>in-de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107" calcext:value-type="float">
            <text:p>201352107</text:p>
          </table:table-cell>
          <table:table-cell office:value-type="float" office:value="201352109" calcext:value-type="float">
            <text:p>201352109</text:p>
          </table:table-cell>
          <table:table-cell office:value-type="string" calcext:value-type="string">
            <text:p>rs13180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151" calcext:value-type="float">
            <text:p>201352151</text:p>
          </table:table-cell>
          <table:table-cell office:value-type="float" office:value="201352152" calcext:value-type="float">
            <text:p>201352152</text:p>
          </table:table-cell>
          <table:table-cell office:value-type="string" calcext:value-type="string">
            <text:p>rs3733959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154" calcext:value-type="float">
            <text:p>201352154</text:p>
          </table:table-cell>
          <table:table-cell office:value-type="float" office:value="201352155" calcext:value-type="float">
            <text:p>201352155</text:p>
          </table:table-cell>
          <table:table-cell office:value-type="string" calcext:value-type="string">
            <text:p>rs3773632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168" calcext:value-type="float">
            <text:p>201352168</text:p>
          </table:table-cell>
          <table:table-cell office:value-type="float" office:value="201352169" calcext:value-type="float">
            <text:p>201352169</text:p>
          </table:table-cell>
          <table:table-cell office:value-type="string" calcext:value-type="string">
            <text:p>rs20045403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05" calcext:value-type="float">
            <text:p>201352205</text:p>
          </table:table-cell>
          <table:table-cell office:value-type="float" office:value="201352206" calcext:value-type="float">
            <text:p>201352206</text:p>
          </table:table-cell>
          <table:table-cell office:value-type="string" calcext:value-type="string">
            <text:p>rs11502535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06" calcext:value-type="float">
            <text:p>201352206</text:p>
          </table:table-cell>
          <table:table-cell office:value-type="float" office:value="201352207" calcext:value-type="float">
            <text:p>201352207</text:p>
          </table:table-cell>
          <table:table-cell office:value-type="string" calcext:value-type="string">
            <text:p>rs37602788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31" calcext:value-type="float">
            <text:p>201352231</text:p>
          </table:table-cell>
          <table:table-cell office:value-type="float" office:value="201352232" calcext:value-type="float">
            <text:p>201352232</text:p>
          </table:table-cell>
          <table:table-cell office:value-type="string" calcext:value-type="string">
            <text:p>rs1408085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38" calcext:value-type="float">
            <text:p>201352238</text:p>
          </table:table-cell>
          <table:table-cell office:value-type="float" office:value="201352239" calcext:value-type="float">
            <text:p>201352239</text:p>
          </table:table-cell>
          <table:table-cell office:value-type="string" calcext:value-type="string">
            <text:p>rs14043231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62" calcext:value-type="float">
            <text:p>201352262</text:p>
          </table:table-cell>
          <table:table-cell office:value-type="float" office:value="201352263" calcext:value-type="float">
            <text:p>201352263</text:p>
          </table:table-cell>
          <table:table-cell office:value-type="string" calcext:value-type="string">
            <text:p>rs19966490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74" calcext:value-type="float">
            <text:p>201352274</text:p>
          </table:table-cell>
          <table:table-cell office:value-type="float" office:value="201352275" calcext:value-type="float">
            <text:p>201352275</text:p>
          </table:table-cell>
          <table:table-cell office:value-type="string" calcext:value-type="string">
            <text:p>rs36934939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290" calcext:value-type="float">
            <text:p>201352290</text:p>
          </table:table-cell>
          <table:table-cell office:value-type="float" office:value="201352291" calcext:value-type="float">
            <text:p>201352291</text:p>
          </table:table-cell>
          <table:table-cell office:value-type="string" calcext:value-type="string">
            <text:p>rs11693105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16" calcext:value-type="float">
            <text:p>201352316</text:p>
          </table:table-cell>
          <table:table-cell office:value-type="float" office:value="201352317" calcext:value-type="float">
            <text:p>201352317</text:p>
          </table:table-cell>
          <table:table-cell office:value-type="string" calcext:value-type="string">
            <text:p>rs3726356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21" calcext:value-type="float">
            <text:p>201352321</text:p>
          </table:table-cell>
          <table:table-cell office:value-type="float" office:value="201352322" calcext:value-type="float">
            <text:p>201352322</text:p>
          </table:table-cell>
          <table:table-cell office:value-type="string" calcext:value-type="string">
            <text:p>rs2019092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coding-synon,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42" calcext:value-type="float">
            <text:p>201352342</text:p>
          </table:table-cell>
          <table:table-cell office:value-type="float" office:value="201352343" calcext:value-type="float">
            <text:p>201352343</text:p>
          </table:table-cell>
          <table:table-cell office:value-type="string" calcext:value-type="string">
            <text:p>rs37018077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61" calcext:value-type="float">
            <text:p>201352361</text:p>
          </table:table-cell>
          <table:table-cell office:value-type="float" office:value="201352362" calcext:value-type="float">
            <text:p>201352362</text:p>
          </table:table-cell>
          <table:table-cell office:value-type="string" calcext:value-type="string">
            <text:p>rs37563626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79" calcext:value-type="float">
            <text:p>201352379</text:p>
          </table:table-cell>
          <table:table-cell office:value-type="float" office:value="201352380" calcext:value-type="float">
            <text:p>201352380</text:p>
          </table:table-cell>
          <table:table-cell office:value-type="string" calcext:value-type="string">
            <text:p>rs37771068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81" calcext:value-type="float">
            <text:p>201352381</text:p>
          </table:table-cell>
          <table:table-cell office:value-type="float" office:value="201352382" calcext:value-type="float">
            <text:p>201352382</text:p>
          </table:table-cell>
          <table:table-cell office:value-type="string" calcext:value-type="string">
            <text:p>rs3710408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394" calcext:value-type="float">
            <text:p>201352394</text:p>
          </table:table-cell>
          <table:table-cell office:value-type="float" office:value="201352395" calcext:value-type="float">
            <text:p>201352395</text:p>
          </table:table-cell>
          <table:table-cell office:value-type="string" calcext:value-type="string">
            <text:p>rs2006671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407" calcext:value-type="float">
            <text:p>201352407</text:p>
          </table:table-cell>
          <table:table-cell office:value-type="float" office:value="201352408" calcext:value-type="float">
            <text:p>201352408</text:p>
          </table:table-cell>
          <table:table-cell office:value-type="string" calcext:value-type="string">
            <text:p>rs3680289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417" calcext:value-type="float">
            <text:p>201352417</text:p>
          </table:table-cell>
          <table:table-cell office:value-type="float" office:value="201352418" calcext:value-type="float">
            <text:p>201352418</text:p>
          </table:table-cell>
          <table:table-cell office:value-type="string" calcext:value-type="string">
            <text:p>rs37620724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449" calcext:value-type="float">
            <text:p>201352449</text:p>
          </table:table-cell>
          <table:table-cell office:value-type="float" office:value="201352450" calcext:value-type="float">
            <text:p>201352450</text:p>
          </table:table-cell>
          <table:table-cell office:value-type="string" calcext:value-type="string">
            <text:p>rs2001213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08" calcext:value-type="float">
            <text:p>201352508</text:p>
          </table:table-cell>
          <table:table-cell office:value-type="float" office:value="201352509" calcext:value-type="float">
            <text:p>201352509</text:p>
          </table:table-cell>
          <table:table-cell office:value-type="string" calcext:value-type="string">
            <text:p>rs2005043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11" calcext:value-type="float">
            <text:p>201352511</text:p>
          </table:table-cell>
          <table:table-cell office:value-type="float" office:value="201352512" calcext:value-type="float">
            <text:p>201352512</text:p>
          </table:table-cell>
          <table:table-cell office:value-type="string" calcext:value-type="string">
            <text:p>rs19226244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miss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41" calcext:value-type="float">
            <text:p>201352541</text:p>
          </table:table-cell>
          <table:table-cell office:value-type="float" office:value="201352542" calcext:value-type="float">
            <text:p>201352542</text:p>
          </table:table-cell>
          <table:table-cell office:value-type="string" calcext:value-type="string">
            <text:p>rs3719568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42" calcext:value-type="float">
            <text:p>201352542</text:p>
          </table:table-cell>
          <table:table-cell office:value-type="float" office:value="201352543" calcext:value-type="float">
            <text:p>201352543</text:p>
          </table:table-cell>
          <table:table-cell office:value-type="string" calcext:value-type="string">
            <text:p>rs20156759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61" calcext:value-type="float">
            <text:p>201352561</text:p>
          </table:table-cell>
          <table:table-cell office:value-type="float" office:value="201352562" calcext:value-type="float">
            <text:p>201352562</text:p>
          </table:table-cell>
          <table:table-cell office:value-type="string" calcext:value-type="string">
            <text:p>rs20078027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590" calcext:value-type="float">
            <text:p>201352590</text:p>
          </table:table-cell>
          <table:table-cell office:value-type="float" office:value="201352591" calcext:value-type="float">
            <text:p>201352591</text:p>
          </table:table-cell>
          <table:table-cell office:value-type="string" calcext:value-type="string">
            <text:p>rs1827616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608" calcext:value-type="float">
            <text:p>201352608</text:p>
          </table:table-cell>
          <table:table-cell office:value-type="float" office:value="201352609" calcext:value-type="float">
            <text:p>201352609</text:p>
          </table:table-cell>
          <table:table-cell office:value-type="string" calcext:value-type="string">
            <text:p>rs3729312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623" calcext:value-type="float">
            <text:p>201352623</text:p>
          </table:table-cell>
          <table:table-cell office:value-type="float" office:value="201352624" calcext:value-type="float">
            <text:p>201352624</text:p>
          </table:table-cell>
          <table:table-cell office:value-type="string" calcext:value-type="string">
            <text:p>rs18661288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641" calcext:value-type="float">
            <text:p>201352641</text:p>
          </table:table-cell>
          <table:table-cell office:value-type="float" office:value="201352642" calcext:value-type="float">
            <text:p>201352642</text:p>
          </table:table-cell>
          <table:table-cell office:value-type="string" calcext:value-type="string">
            <text:p>rs1120907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689" calcext:value-type="float">
            <text:p>201352689</text:p>
          </table:table-cell>
          <table:table-cell office:value-type="float" office:value="201352690" calcext:value-type="float">
            <text:p>201352690</text:p>
          </table:table-cell>
          <table:table-cell office:value-type="string" calcext:value-type="string">
            <text:p>rs142614377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690" calcext:value-type="float">
            <text:p>201352690</text:p>
          </table:table-cell>
          <table:table-cell office:value-type="float" office:value="201352691" calcext:value-type="float">
            <text:p>201352691</text:p>
          </table:table-cell>
          <table:table-cell office:value-type="string" calcext:value-type="string">
            <text:p>rs15097388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740" calcext:value-type="float">
            <text:p>201352740</text:p>
          </table:table-cell>
          <table:table-cell office:value-type="float" office:value="201352741" calcext:value-type="float">
            <text:p>201352741</text:p>
          </table:table-cell>
          <table:table-cell office:value-type="string" calcext:value-type="string">
            <text:p>rs37714020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749" calcext:value-type="float">
            <text:p>201352749</text:p>
          </table:table-cell>
          <table:table-cell office:value-type="float" office:value="201352750" calcext:value-type="float">
            <text:p>201352750</text:p>
          </table:table-cell>
          <table:table-cell office:value-type="string" calcext:value-type="string">
            <text:p>rs11403390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804" calcext:value-type="float">
            <text:p>201352804</text:p>
          </table:table-cell>
          <table:table-cell office:value-type="float" office:value="201352805" calcext:value-type="float">
            <text:p>201352805</text:p>
          </table:table-cell>
          <table:table-cell office:value-type="string" calcext:value-type="string">
            <text:p>rs1128138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cluster,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867" calcext:value-type="float">
            <text:p>201352867</text:p>
          </table:table-cell>
          <table:table-cell office:value-type="float" office:value="201352868" calcext:value-type="float">
            <text:p>201352868</text:p>
          </table:table-cell>
          <table:table-cell office:value-type="string" calcext:value-type="string">
            <text:p>rs37463413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896" calcext:value-type="float">
            <text:p>201352896</text:p>
          </table:table-cell>
          <table:table-cell office:value-type="float" office:value="201352897" calcext:value-type="float">
            <text:p>201352897</text:p>
          </table:table-cell>
          <table:table-cell office:value-type="string" calcext:value-type="string">
            <text:p>rs36763156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01352983" calcext:value-type="float">
            <text:p>201352983</text:p>
          </table:table-cell>
          <table:table-cell office:value-type="float" office:value="201352984" calcext:value-type="float">
            <text:p>201352984</text:p>
          </table:table-cell>
          <table:table-cell office:value-type="string" calcext:value-type="string">
            <text:p>rs11798158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y-frequency,by-1000genomes</text:p>
          </table:table-cell>
          <table:table-cell office:value-type="string" calcext:value-type="string">
            <text:p>intro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utorial_01.A1:tutorial_01.H3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14:30:43.507039569</dc:date>
    <dc:creator>Alexander Scholz</dc:creator>
    <meta:editing-duration>PT10M22S</meta:editing-duration>
    <meta:editing-cycles>1</meta:editing-cycles>
    <meta:document-statistic meta:table-count="1" meta:cell-count="3192" meta:object-count="0"/>
    <meta:generator>LibreOffice/4.4.3.2$Linux_X86_64 LibreOffice_project/40m0$Build-2</meta:generator>
  </office:meta>
</office:document-meta>
</file>